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Normal_Plan1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Normal_Plan1" style:data-style-name="N0">
      <style:table-cell-properties fo:border="thin solid #C0C0C0" style:vertical-align="automatic" fo:wrap-option="wra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Plan1" style:data-style-name="N0">
      <style:table-cell-properties fo:border="thin solid #C0C0C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Normal_Plan1" style:data-style-name="N0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Plan1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Normal_32_2" style:data-style-name="N0">
      <style:table-cell-properties fo:border="thin solid #000000" style:vertical-align="automatic" fo:background-color="transparent"/>
      <style:text-properties fo:font-size="9pt" style:font-size-asian="9pt" style:font-size-complex="9pt"/>
    </style:style>
    <style:style style:name="ce9" style:family="table-cell" style:parent-style-name="Normal_Plan1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Normal_Plan1" style:data-style-name="N0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Normal_Plan1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1.190625cm" style:use-optimal-column-width="true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6.93208333333333cm"/>
    </style:style>
    <style:style style:name="co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iretor-31_08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2">
            <text:p>DIRETO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ódigo EOL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U.E.</text:p>
          </table:table-cell>
          <table:table-cell office:value-type="string" table:style-name="ce3">
            <text:p>VAGA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08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ULO CAMILHIER FLORENCA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09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CENTE PAULO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10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ERMIRIO DE MORAIS, SEN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19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IPIO CORREA NET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205</text:p>
          </table:table-cell>
          <table:table-cell office:value-type="string" table:style-name="ce4">
            <text:p>EMEBS</text:p>
          </table:table-cell>
          <table:table-cell office:value-type="string" table:style-name="ce4">
            <text:p>VERA LUCIA APARECIDA RIBEIR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21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CARLOS PACHECO E SILV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22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AIR CORREA BUARQUE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23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YOLANDA DE SOUZA PINTO HAHNE, D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24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WALFRIDO DE CARVALHO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25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WILMA ALVARENGA DE OLIV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26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YLVIO HECK, ALM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28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ERA LUCIA FUSCO BORB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29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OBERTO PATRICI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30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LIO FRANCO CHAVES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31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ALVES DA SILVA, S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329</text:p>
          </table:table-cell>
          <table:table-cell office:value-type="string" table:style-name="ce4">
            <text:p>EMEBS</text:p>
          </table:table-cell>
          <table:table-cell office:value-type="string" table:style-name="ce4">
            <text:p>NEUSA BASSETTO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337</text:p>
          </table:table-cell>
          <table:table-cell office:value-type="string" table:style-name="ce4">
            <text:p>EMEBS</text:p>
          </table:table-cell>
          <table:table-cell office:value-type="string" table:style-name="ce4">
            <text:p>LUCIE BRAY, M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38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AUL JOVIANO DO AMAR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41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DE SOUZA FERRAZ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42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ELIA CAMARGO PENTEADO ELIA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43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LEMENTE SEGUNDO PINHO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44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RUBBO MULLER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45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DO CARMO GODOY RAMOS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46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DOLFO TREVISAN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47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DA TEREZINHA CHICA MEDEIR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48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SSAD ABDA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49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URELIO BUARQUE DE HOLANDA FERR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5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EUGENIA FAKHOURY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54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AUL POMPE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55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ENA MADUR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56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ERESA MARGARIDA DA SILVA E OR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57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RLANDO DE ALVARENGA GAUDI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089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NRIQUE SOUZA FILHO - HENFI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883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IDEMIA DE GODOY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884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EBASTIAO FRANCISCO, O NEG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913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LGA BENARIO PRES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914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EXANDRE VANNUCHI LEM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915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UIS CARLOS PRESTES, S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927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INA KUTNER DE SOUZA - DINA SFAT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932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CTOR CIVIT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991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AVA POPOVIC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997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UIZ GONZAGA DO NASCIMENTO JR. - GONZAGUIN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0998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TAVIO JOSE DA SILVA JUNI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04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HICO FALCONI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10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RANCISCO ALVES MENDES FILHO - CHICO MEND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11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O SCHONBERG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12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RLOS AUGUSTO DE QUEIROZ ROC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13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LZA MAIA COSTA FREIRE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14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RITA LOPES PONTES - IRMA DULC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15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URO FACCIO GONCALVES - ZACAR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16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ORENCO MANOEL SPARAPAN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17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DO RIBEIRO LUZ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40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NILDO DO AMARAL JUNIOR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41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QUIRINO CARNEIRO RENN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42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YRO ALBUQUERQUE, DE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83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LA REM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091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UBENS NASCIMENTO DA SILVA - MEXICA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104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DER SADE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138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ROBERTO ALVES BRAGA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153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RANCISCO DA SILVEIRA BUEN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154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YOLANDA BASSI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155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ULO ZINGG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156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ROSCHEL CHRISTI - JUCA ROC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185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ALIA FRANCO BASTO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188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O BENI, DEP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192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ALICE BORGES GHION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215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LIAS SHAMMAS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224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AUSTO RIBEIRO DA SILVA FILHO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268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ULYSSES DA SYLVEIRA GUIMARA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287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BENEDITO DE JESUS BATISTA LAURINDO - PE BATI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293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OLYMPIO PEREIRA FILH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11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IO GRACO DA SILVA PR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21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EVERINO DO RAM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226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CARLOS OLIVALDO DE SOUZA LOPES MUNIZ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31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LUCIA PETIT DA SILV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35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NIO QUADROS, PR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44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HENRIQUE RICCHETTI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47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NA NOGUEIRA DE SOUZA MARTIN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49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ROBERTO DE CASTRO RIBEIRO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5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ULCE SALLES FERRAZ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51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LINDA MENEZES SERRA VIDAL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52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NA LAMBERGA ZEGLIO, VER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69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ORACIL DINA BENICI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380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ULIO DE GRAMMONT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11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YRTON SENNA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12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RGILIO TAVO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17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ALOMAO JORGE, DE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24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RNESTO DE MORAES LEME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56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TITO LIVIO FERREIR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57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IDADE DO SO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58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LAVIO AUGUSTO ROS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59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ENEDICTO CASTRUCCI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67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DUARDO KNEESE DE MELLO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68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LISIARIO RODRIGUES DE SOUS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69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DAVIL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489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DAILCE MONTEIRO DA SILVA GOME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502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IO SERGIO POMPEU DE TOLEDO, DE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512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CARLOS DE FIGUEIREDO FERRAZ, PRE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513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ULIO CESAR DE MELO E SOUSA-MALBA TAHAN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529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FRANZOLIN NET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542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RESTES MA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543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RNANI SILVA BRU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544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UZEBIO ROCHA FI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649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ERNANDO GRACIOS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650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LORESTAN FERNANDE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6519</text:p>
          </table:table-cell>
          <table:table-cell office:value-type="string" table:style-name="ce4">
            <text:p>EMEFM</text:p>
          </table:table-cell>
          <table:table-cell office:value-type="string" table:style-name="ce4">
            <text:p>RUBENS PAI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652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LAUDIA BARTOLOMAZI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671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NA SILVEIRA PEDR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672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ELSO DE SOUSA OLIVEIR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699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CENTE AMATO SOBRINHO, COM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272</text:p>
          </table:table-cell>
          <table:table-cell office:value-type="string" table:style-name="ce4">
            <text:p>EMEFM</text:p>
          </table:table-cell>
          <table:table-cell office:value-type="string" table:style-name="ce4">
            <text:p>GUIOMAR CABR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28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ONJ. HABITACIONAL VALO VE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32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CENTE MATHEU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33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O LAR SIR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442</text:p>
          </table:table-cell>
          <table:table-cell office:value-type="string" table:style-name="ce4">
            <text:p>EMEFM</text:p>
          </table:table-cell>
          <table:table-cell office:value-type="string" table:style-name="ce4">
            <text:p>ANTONIO SAMPAIO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45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UTH GONCALVES CHAVES DE SIQU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51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LUIZA MORETTI GENTILE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52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LOTILDE ROSA HENRIQUES ELIA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5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ALENTINA ANTONINI DA SILV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65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EBASTIANA DE ARRUDA CRUZ OLIV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71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HELENA LOPES SANTANA DA SILV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72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JOAQUIM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73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FIGUEIREDO AMARAL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97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ILSON DELAN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798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RICLES EUGENIO DA SILVA RAM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2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CILIA DE ANDRADE FERR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210</text:p>
          </table:table-cell>
          <table:table-cell office:value-type="string" table:style-name="ce4">
            <text:p>EMEFM</text:p>
          </table:table-cell>
          <table:table-cell office:value-type="string" table:style-name="ce4">
            <text:p>DARCY RIB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22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DE LOURDES COUTINHO TORRES, D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23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APARECIDA VITA PIANTE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24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MILLO ASHCAR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26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ICE FEITOSA, D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27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EZAR ROGERIO OLIVEIRA PERAMEZZ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28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MUNHOZ BONIL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29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EX FREUA NETTO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30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ERA ARNONI SCALQUETTI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35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CARLOS BRASILEIRO DE ALMEIDA JOBIM - TOM JOBIM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38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ORENO, CT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50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MARIA ESCRIVA, BEM-AVENTUR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51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RLOS CORREA MASCAR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52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O MENDONCA FALCA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53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ESSY GEBA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54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AMIAO, FRE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55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CALLAD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883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AULO FREIR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01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INO DE MATTOS, S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02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IRO DE ALMEID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03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HACARA SONHO AZU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04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ELIA REGINA LEKEVICIUS CONSOLIN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05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DALBERTO PANZAN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06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THEREZA THE DE CARVALH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07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CECILIA DEZAN ROCHA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08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O RUBENS MARCEL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09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RTHUR BAPTISTA DA LU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INAH FERNANDES COSTA 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1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EUSA CONCEICAO STINCHI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2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LEIDE MOREIRA DOS SANT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3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ALMO AMARAL MACHAD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4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QUERINO RIB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5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O CANDI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6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ILEUSA CAETANO DA SILV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7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GARETH DE FATIMA MARQUES DE AZEVE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8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ILVIO CALDAS, COMPOSIT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9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DRO GERALDO SCHUNCK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9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KAUFFMANN 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9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ILIANE VERZINI SILVA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9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GELO KRET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98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MILTON SANTO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19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LEMENCIA FERREIRA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0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NA MITSUE ISHII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DA LUZ SILVA DE OLIV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0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ULIO ALVES PER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0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FELICIDADE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0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CLARA MACH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0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MONTE BE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0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RANCISCO ADAUTO RODRIGU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0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PARECIDA DE LOURDES CARRILHO JARDIM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0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UIZ ROBERTO MEG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0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IS BIRAGHI, MONSENH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1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RLANDO VILLAS BO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1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ITSUTAN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1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ETA DE BARRO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1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ECANTO CAMPO BELO - DIRCE ZILLESG BORGES DOS SANTO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14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JARDIM VILA NO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1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EMO RINALDI NADDE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1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HEREZA MACIEL DE PAULA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1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ECANTO DOS HUMILD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1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RDIM MONTE BE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1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NZO ANTONIO SILVESTRIN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2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O LAG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2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RDIM DAS LARANJEIR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2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EREMUNDO TOTH, DOM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2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APARECIDA VILASBOA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2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ILENA BENEDICTO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2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WANDA OVIDIO GONCALVE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26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MARIA CLARA MACH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27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CONCEICAO APARECIDA DE JESU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2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PEGORARO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2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UE DE CASTRO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3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ENE DO AMAN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LEBA DO PESSEG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3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AZENDA DA JU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3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DGARD CARON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34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PAULO FREIR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3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ONJ. HABITACIONAL SAO FRANCISC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3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ONJ. HABITACIONAL GOIT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3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ANTO DIAS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3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LOBO DO SO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3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URO BAPTISTA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4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FREDO VOLP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4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LLIO TAVARES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4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ZINHA REZENDE FUSARI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4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NA MELANDER COUTINHO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4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IUSEPPE TAVOLARO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4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PARECIDA CANDIDA DOS SANTOS DE JESUS - DONA CIDIC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4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AUL NEMENZ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4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EREZINHA MOTA DE FIGUEIRE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4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WILSON REIS SANT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4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AISY AMADIO FUJIWA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5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AURA DA CONCEICAO PEREIRA QUINTAE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5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SAR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5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ROBSON COSTA DE ARAUJO, BOMB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5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O PAULO II, PAP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5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YRTON OLIVEIRA SAMPAI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5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ZELIA GATTA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5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EORGE SAVALLA GOMES - CAREQUIN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5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DO DA TOFORI, P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5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RAJAU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5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LOS EDUARDO DE CAMARGO ARANHA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60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PAULO GONCALO DOS SANTO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61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PAULO GOMES CARDIM, PROF. DR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62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BUTAN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63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CIDADE DUT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64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INACIO MONT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65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JAMB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66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MENIN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6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RITA DE CASSIA PINHEIRO SIMOES BRAG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69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PARQUE SAO CARL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71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PERA MARME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72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PERU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74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CANDIDA DORA PINO PRETINI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7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RANCISCO REBO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76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TRES LAG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77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VILA ATLANTIC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78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VILA CURU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79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ALVAREN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80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ARICANDU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81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BUTAN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8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BLOTA JUNIOR, DEP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84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INACIO MONT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85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THERESINHA SQUINCA DA SILVA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87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NAVEGAN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89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ANTON MAKARENK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90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PERA MARME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9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ARGEM GRAN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93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SAO MATEU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95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TRES LAG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96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VILA ATLANTI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97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CEU EMEI - APPARECIDO DOMINGUE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299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ROSA DA CHI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0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LA TORRE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APARECIDA LARA COIADO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02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CASA BLAN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03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CASA BLANC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04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PA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0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DA SILV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07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LUIZA HELENA FERREIRA, PROF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08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HERMES FERREIRA DE SOUZ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0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ERNANDO SABI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10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SILVANA APARECIDA TOBIA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1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IMPERADOR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1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DA CONQUIST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13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MANOEL VIEIRA DE QUEIROZ FI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1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HILO GONCALVES DOS SANTO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15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EDNA ALVES DE SOUSA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1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ELIA RIBEIRO LANDIM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1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DI GREENFIELD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1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ATIMA REGINA DA CRUZ SABINO CALACA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2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DA CONQUISTA 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2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OURIVAL BRANDAO DOS SANT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2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ITY JARAGUA IV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2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DILEA BOTTA DE MATTO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2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NOVO SANTO AMARO - ALICE ALVES MARTIN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2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NOEL DE ALVARENGA FREIRE JUNIOR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2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GUA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2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IO PEQUENO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28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IRENE MANKE MARQUES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30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JORGE AM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31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VILA RUB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32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JACA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33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AGUA AZU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35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FEITICO DA VI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36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VILA RUB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37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JACA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38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FEITICO DA VI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3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IDADE A E CARVA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4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BERTO BURLE MARX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4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RDIM GUARANI - JOSE ALFREDO APOLINARI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4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KERALUX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4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LIZA MARA TORRE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4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STRADA TURISTICA DO JARAGU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4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AJLA CURI IZA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4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RDIM DA CONQUI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4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IANFRANCESCO GUARNIER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4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RDIM DAMASCENO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5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HERMINIO RODRIGUES, CEL. PM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5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LI DIA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52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GUARAPIRAN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53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CANTOS DO AMANHECE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54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VILA DO SO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55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JARDIM PAULISTA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57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BRAZ JAIME ROMAN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58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ERIKA DE SOUZA BRITO MAT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59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TRES PON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60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MARIO FITTIPALD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61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CANTOS DO AMANHECE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62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VILA DO SO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63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JARDIM PAULISTA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64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ROQUE SPENCER MACIEL DE BARRO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65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ROSANGELA RODRIGUES VI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66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TATIANA BELINKY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67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TRES PONT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69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LAJE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7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RDIM MITSUTANI I - PAULO PATARRA, JORNALI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71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CAMINHO DO MA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7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HACARA SONHO AZU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73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CAMINHO DO MA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74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LOREANE LALLO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75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PARAISOPOLI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76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LUCIANA AZEVEDO POMPERMAYER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77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FORMO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78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UIRAPURU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80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PARQUE ANHANGUE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8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DALZIR SAMPAIO LIPORONI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82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ALTO ALEG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83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JOSE SARAMAG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84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PARAISOPOLI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85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MARA CRISTINA TARTAGLIA SEN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86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MARIA APARECIDA DE SOUZA CAMPO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88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ANTONIO CARLOS DA ROCH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89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PARQUE ANHANGUE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90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JAGUA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91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ALTO ALEG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92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JAGUA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9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ERNARDINO PIMENTEL MENDES, D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9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IRA ALAYDE ALVARENGA MEDEA, PROF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9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NEIR AUGUSTO LOPES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9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ERAFIN MARTINEZ GUTIERREZ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9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ILMAR TACCOLA 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9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GUAS DE MARC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39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NUARIO MANTELLI NETO, DE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0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AMA ENTRE RIOS VERD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0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RDIM FONTALI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0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ZILKA SALABERRY DE CARVA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0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LA VER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0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NEUZA AVELINO DA SILVA ME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0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ILBERTO DUPAS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0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ONSTELACAO DO IND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0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RGINIA LORISA ZEITOURIAN CAMARGO, PROF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0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ARQUE BOA ESPERANCA 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0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IZABEL APARECIDA CRISTOVAO DA LUZ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1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URUR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1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BAD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1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LIANE BENUTE LESSA AYRES GONCALVES, PROFESSORA- NANY BENU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1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OISES ELIAS DE SOUZA, TT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1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ICE MEIRELLES REI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1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LA MUNCK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1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RDIM PAULO V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1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EX MARTINS COSTA, PROF, MAEST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1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A MARIA ALVES BENETTI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2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LUCIA DOS SANT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2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FRANCISCO CAVALCANTE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2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 BOI MIRIM 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2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 BOI MIRIM I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2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LI FERRAZ TORRES BONFIM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2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TIN LUTHER KING J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2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SA MORETTI CAMA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2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RCILIA DE CAMPOS CO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2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OCRATES BRASILEIRO SAMPAIO DE SOUSA VIEIRA DE OLIV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2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DO GIANNINI, EN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3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MPO LIMPO I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3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ILLOR FERNANDES, JORNALI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32</text:p>
          </table:table-cell>
          <table:table-cell office:value-type="string" table:style-name="ce4">
            <text:p>CEMEI</text:p>
          </table:table-cell>
          <table:table-cell office:value-type="string" table:style-name="ce4">
            <text:p>PARQUE DO LAG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3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FA NICACIO ARAUJ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3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MPO LIMPO 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3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RLOS FRANCISCO GASPA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3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IAS GOM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3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DINA ANALIA AGOSTINHA TADDEO CONDE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4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ENY MARIA MUNIZ ALMEIDA KLEIN PUSSINELLI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41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PARELHEIR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4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ONJ HABITACIONAL BARRO BRANCO II - C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4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LA EM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4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OGE FERREIRA, DE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4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ECANTO DOS HUMILDES 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4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EL FERNANDES DE SOUZ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4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NOVO PARELHEIROS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4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URANDI GOMES DE ARAUJ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5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PREMIA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5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RQUE COCAIA 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5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THEREZA FUMAGALLI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53</text:p>
          </table:table-cell>
          <table:table-cell office:value-type="string" table:style-name="ce4">
            <text:p>EMEBS</text:p>
          </table:table-cell>
          <table:table-cell office:value-type="string" table:style-name="ce4">
            <text:p>MARIO PEREIRA BICUD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5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BARTOLOMEU CAMPOS DE QUEIR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5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ELIA REGINA ANDERY BRAGA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5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LINA COUTINHO LOURENCO ALVES, PROFESSO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5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APARECIDA MAGNANELLI FERNANDE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5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APARECIDA RODRIGUES CINT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5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UNIAO DE VILA NOVA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6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CARLOS NICOLETO - ZITO, PROFESS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6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ORRO DOC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6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ILIAN MASO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6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STACAO JARAGU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6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MELIA RODRIGUES DE OLIVEIRA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6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RIMETR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6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THAIS MOTTA DE OLIVEIRA E SILVA RODRIGUES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6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OURO RO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6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MONJOLO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7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DRO ALVARES CABRAL MORAE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7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ORINA NOWIL, PROFESSO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7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IDADE ADEMAR 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7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ARGEM GRANDE 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7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ARGEM GRANDE 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7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IDADE ADEMAR I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7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APARECIDA DO NASCIMENT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7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ISOLINA LEONEL FERR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7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SA RICCA XIMENE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7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LA NAT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8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BRAO HUCK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8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CIANO VASQUES PEREIRA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8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ORTO NACION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8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NTA TEREZ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8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STRADA DO CORRED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8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ULVIA ROSEMBERG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8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RQUE DAS NACOES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8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HACARA TURISTIC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8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AULO CARNEIRO THOMAZ ALVES, GA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8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RQUE SANTA RITA 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9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MPO LIMPO V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9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DIVALDO DOS SANTOS DANTA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93</text:p>
          </table:table-cell>
          <table:table-cell office:value-type="string" table:style-name="ce4">
            <text:p>CEMEI</text:p>
          </table:table-cell>
          <table:table-cell office:value-type="string" table:style-name="ce4">
            <text:p>CAPAO REDON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9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LA CALU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9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RQUE SANTO ANTONIO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9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LINIO MARC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97</text:p>
          </table:table-cell>
          <table:table-cell office:value-type="string" table:style-name="ce4">
            <text:p>CEMEI</text:p>
          </table:table-cell>
          <table:table-cell office:value-type="string" table:style-name="ce4">
            <text:p>LAZARA VEIGA CATELLAN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9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KAGOHARA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49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SILDA SILVIO SOUZA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0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RBERT DE SOUZA - BETIN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RQUE FIGUEIRA GRANDE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0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SA LOPES PINHEIRO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0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RDIM BART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0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EGONIA RE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0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MARIO PIRES AZANH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0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ILTON PEREIRA CO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0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DRO FUKUYEI YAMAGUCHI FERR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0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ULA CRISTINA RODRIGUE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0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CLAM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1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SA MARIA DAGO DE RESENDE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1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ORACI DOS SANTOS RAMO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12</text:p>
          </table:table-cell>
          <table:table-cell office:value-type="string" table:style-name="ce4">
            <text:p>CEMEI</text:p>
          </table:table-cell>
          <table:table-cell office:value-type="string" table:style-name="ce4">
            <text:p>JARDIM ANGE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1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RQUE BOLOGN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1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IRAJUSSA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1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RIMETRAL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1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DORINHA DOS BEIRAI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1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HACARA SANTA MAR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1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ECILIA SANT ANNA DE SOUZ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1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RGE ADILSON CANDID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20</text:p>
          </table:table-cell>
          <table:table-cell office:value-type="string" table:style-name="ce4">
            <text:p>CEMEI</text:p>
          </table:table-cell>
          <table:table-cell office:value-type="string" table:style-name="ce4">
            <text:p>LEILA GALLACI METZKER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2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GAIVOT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2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MYR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2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DREIRA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2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A PAULA APARECIDA DINIZ PRIMO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2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MEI - JARDIM MARIA LUIZA</text:p>
            <text:p><text:s/></text:p>
            <text:p><text:s/>EMEI - JARDIM MARIA LUIZA</text:p>
            <text:p>JARDIM MARIA LUIZ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2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ONATO SUSUMU KIMU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2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AMERICANOPOLI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28</text:p>
          </table:table-cell>
          <table:table-cell office:value-type="string" table:style-name="ce4">
            <text:p>CEMEI</text:p>
          </table:table-cell>
          <table:table-cell office:value-type="string" table:style-name="ce4">
            <text:p><text:s/>VILA DO SOL 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2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RDIM SILVA TEL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3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LA SANTA CATARIN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31</text:p>
          </table:table-cell>
          <table:table-cell office:value-type="string" table:style-name="ce4">
            <text:p>CEMEI</text:p>
          </table:table-cell>
          <table:table-cell office:value-type="string" table:style-name="ce4">
            <text:p>CASA BLANCA 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32</text:p>
          </table:table-cell>
          <table:table-cell office:value-type="string" table:style-name="ce4">
            <text:p>CEMEI</text:p>
          </table:table-cell>
          <table:table-cell office:value-type="string" table:style-name="ce4">
            <text:p>IRAPAR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3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MINHO DOS MARTIN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3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QUIM ANTONIO DA ROC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3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SÃO BERNARD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3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NAL DO COCAI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4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A MARCHIONE SALLE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51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CESAR ARRUDA CASTANHO, DE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6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OBERTO PLINIO COLACIOPP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7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RADA DE TAIP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8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WLADIMIR DE TOLEDO PIZA,PRE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59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IGUATEM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0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RODRIGUES DE CAMPO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1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IRCE GENESIO DOS SANTO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2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UMI OIKAWA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3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NILCE CRUZ FIGUEIRED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40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MARIA LISBOA DA SILV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41</text:p>
          </table:table-cell>
          <table:table-cell office:value-type="string" table:style-name="ce4">
            <text:p>CEMEI</text:p>
          </table:table-cell>
          <table:table-cell office:value-type="string" table:style-name="ce4">
            <text:p>JARDIM KIOT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4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RQUE SAVOY CITY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5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ERNANDO CAMARGO SOARE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6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INAH GALVA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74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JARDIM ELIA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8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IZ GONZAGA DO NASCIMENTO - GONZAGA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69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O COVAS, GOV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70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RIMO PASCOLI MELAR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1971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BERENICE DOS SANT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8731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HEODOMIRO MONTEIRO DO AMARAL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01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ONTE CASTE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02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MIR MACEDO NOGU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03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BEN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04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ALMO DO VALLE NOGUEIRA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05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O NEGRAO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06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UISIO DE ALMEID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07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OLINA RIBEIR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08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IDA MALDI CORAZZA, EDUCADO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09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NALDO PORTO MACED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10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ILBERTO CHAVES, DE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11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OLINA MARIA DE JESU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12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ERNANDO PESSO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1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RANCISCA JULIA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14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STROGILDA DE ABREU SEVILHA, PROF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15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ISIO TEIX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16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IZ DA CAMARA CASCU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17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O ARY PIRES, MA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18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O SET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19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QUIM MANUEL DE MACE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20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TULO DA PAIXAO CEARENS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21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SSIS CHATEAUBRIAND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22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AIDE BUENO RODRIGUE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23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ARBARA HELIODORA GUILHERMINA DA SILV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24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ULITTA PRADO ALVES DE LIMA, D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25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SEMARY SILV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26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MPO LIMP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27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LARICE LISPECT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28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NETE CLAI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29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OLORES DURAN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3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ANTE MOREIRA LEITE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31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GENOR DE OLIVEIRA - CARTO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32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UIOMAR PICCINALI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33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LOS DE LAET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34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EAN PIAGET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35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EOPOLDINA, D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36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ARITA CAMARGO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37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EYDE GUZZI DE CHIACCHI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38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ICARDO GONCALV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39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A MARIA POPPOVIC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40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OEMIA IPPOLI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41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ANTOS DUMONT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42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ONTEIRO LOBA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43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TIDE SETUBAL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44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DROSO DE MORA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45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BRANCO LEFEVR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46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ZILDA DE FRANCESCHI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47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ELOIRA DE CAMP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48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ISABEL COLOMB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49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ORBA GA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50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HANGUE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51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RANCISCO MANUEL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52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ELSO FERREIRA DA SILVA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5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O DE DEUS BUENO DOS REIS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54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RIATO CORRE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55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LOS DRUMMOND DE ANDRA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56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STRO ALV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57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IO BRANCO, BR. 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58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IS TRAVASS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59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RISTIDES NOGUEIRA, DR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60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ZUMBI DOS PALMAR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61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ORA CORALI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62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LICE MENCARINI FORACCH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63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ERGIO CARDOS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64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LARA NUN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65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IRATININ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66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MONTESSOR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67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EONARDO ARROY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68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VITORIA DA CUNH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69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DRO BRASIL BANDECCH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7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IBIAPABA MARTIN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71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CIANO ROBERT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72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BERTO VICTOR CORD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73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DUARTE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74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ENISE MERCIER RODRIGUES AGUIAR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75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UENO DE AZEVEDO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76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YLVIA VARONI DE CASTR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77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EONARDO VAN ACKER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78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LORIANO PEIXOTO, MA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79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GONCALVES DI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80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NOEL DA NOBREGA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81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HELENA BARBOSA MARTIN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82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NALD DE CARVA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83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DRIGUES DE ABREU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84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IANFEDERICO PORT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85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TOMAS GALHAR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86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STALOZZ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87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ELIPE DOLIV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88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ESUINA NUNES BARBO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89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ECILIA MEIRELL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905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JOSE GASPAR, D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91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LORINDA ROBERTO QUEIROZ DE CAST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92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DRO CHAVES, MIN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93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RNANI SILVA BRU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94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IROEL SILV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95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LOS JEREISSATI, S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96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PARECIDA MARIA DE MENDONC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97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GARIDA MARIA ALV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98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LOTA PEREIRA DE QUEIRO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099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DONIRAN BARBOS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00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ILDO DO AMARAL JUNIOR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01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MACIO MAZZAROP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02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DUVALDO VIANA FI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0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AMUEL WAINE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05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IZ PEREIRA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06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LIS REGIN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07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UGUSTO FROEBE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08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X WOLF FILHO, SGT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09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IGUEL COSTA, GEN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10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PEDRO JOSE NUN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11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PITACIO PESSO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12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FRANIO PEIXO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13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LAPEN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14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RACILIANO RAM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15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PEREIRA LIM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16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GDALENA TAGLIAFER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17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IZA HELENA DE BARRO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18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DE ALENCA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19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DRO II, D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2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QUITER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21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BERTO MENDES JUNIOR, CA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22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VIDIO DECROLY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23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HELENA DE PAULA MARIN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24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EILA DINI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25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LAUBER ROC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26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IRENE FAVRET LOPES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27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OMES CARDIM, INTENDEN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28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LAURA DE SOUZA CAMP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29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QUINTINO BOCAIUV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30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AFAEL TOBIAS DE AGUIAR, BRI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31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IZ GOMES CARDIM SANGIRARDI, EN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32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VARISTO DA VEI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33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TOMAS ANTONIO GONZAG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34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RUBENS PERES FERNANDE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35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O GRACIOTT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36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OULART, EN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37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ILVIO ROME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38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UTRA, PR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39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Y BUARQU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40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LACERDA DE MOU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41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DRIGO SOARES JUNI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42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FREDO DA ROCHA VIANA FILHO - PIXINGUIN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43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NOEL PRET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44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LAVO BILAC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45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ELIPE MESTRE JOU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46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25 DE JAN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47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CANAVO FILHO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48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EXANDRE GAMA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49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ITA GARIBALD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50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TINS FON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51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CAS NOGUEIRA GARCEZ, GOV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52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ILAC PINTO, MIN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53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OSA E CAROLINA AGAZZ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54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ULIO DE MESQUITA FI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55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ELSON MANDE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56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BELARDO GALDINO PINTO - PIOLI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57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DUARDO GOMES, BRI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58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ERTHA LUT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59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NZO SILVEIRA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60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LGA CALIL MENAH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61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LGA MARIA GERMANO MARTINS DOMING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62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UNICE DOS SANT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63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ONJ. RESIDENCIAL ELISIO TEIXEIRA LEI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64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ERNANDO DE AZEVE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65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LIVEIRA LIM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66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ROLA ELLIS BYINGTON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67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FONSO SARDIN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68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ULO V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69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O RAPOSO TAVAR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70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DRO DE TOLED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71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MEN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72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NUEL BANDEIR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7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7 DE SETEMB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74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BONIFACIO DE ANDRADA E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75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AUGUSTO CESAR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76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INA DE MARTINO, DR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77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NIO CORRE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78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UDOXIA DE BARR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79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RTHUR ETZE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80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AULO NOGUEIRA FI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812</text:p>
          </table:table-cell>
          <table:table-cell office:value-type="string" table:style-name="ce4">
            <text:p>EMEBS</text:p>
          </table:table-cell>
          <table:table-cell office:value-type="string" table:style-name="ce4">
            <text:p>HELEN KELLE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82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EIJO, RE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83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BERTO DE OLIV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84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GELO MARTI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85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TRICIA GALV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86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ABRIEL PRES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87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RMANDO DE ARRUDA PER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88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O THEODO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89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CEU MAYNARD DE ARAUJ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9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SPER LIBER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91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ELFINO AZEVE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92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ILTON IMPROT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93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NUEL SOARES NEIVA, CEL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94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THEREZINHA BATISTA PETTAN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95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ONTES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96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O MARQUES E SERRA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979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ANTONIO FRANCISCO LISBO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987</text:p>
          </table:table-cell>
          <table:table-cell office:value-type="string" table:style-name="ce4">
            <text:p>CEU EMEI</text:p>
          </table:table-cell>
          <table:table-cell office:value-type="string" table:style-name="ce4">
            <text:p>BENNO HUBERT STOLLENWERK, PE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199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ATISTA CEPELO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00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ISABEL, PRINC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01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DRO I, D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02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TAMANDARE, ALM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03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CILIO DI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04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GUILHERME RUDGE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05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UISIO DE AZEVE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06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ORNELIO PIR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07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O ALVES DE CARVALHO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08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RANCISCO ROQUETT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09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AO ORTAL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10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BERTO MESQUITA DE CAMARG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11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EYL GOMEZ MARTIN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12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VICENTE DA CUNH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13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LANDYA PERES RIBEIR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14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UZANA EVANGELINA FELIPPE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15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LDY POLI BIFONE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16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CHIETA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17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OURENCO FILH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18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A NER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19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YUKIO OZAKI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20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LOS GOM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21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DUARDO CARLOS PEREIR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22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ISABEL PACHECO DE ALMEIDA RIB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2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IDADE FERNAO DI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24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DU CHAVES, AVIADOR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25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TTILIA DE JESUS PIRE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26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TAUFIK DAUD KURBA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27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ITALO BETTARELL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28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AURA FUNFAS LE SUEUR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29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FLAVIO IMPER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30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CHADO DE ASSI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31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SIMIRO DE ABREU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32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EONOR MENDES DE BARROS, D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33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EUSA MARIA ROSS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34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AUDO FERREIRA DE CAMARG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35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OURDES HEREDIA MELL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36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CY GARCIA SALGAD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37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IGNACIO HENRIQUE ROMEIR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38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ITA COSTA, D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39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AO PAUL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4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HEITOR VILLA LOB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41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A ROSA DE ARAUJO, D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42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SWALDO CRU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43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AULO ALVES, TT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44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EXANDRE CORREIA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45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QUINTA DAS PAINEIRA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46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FONSO CELS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47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ZENAIDE GRANDINI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48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EBASTIAO SANCHES MARTINES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49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VERISSIM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50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RENNO FERRAZ DO AMAR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51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RIGENES LES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52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BENJAMIN CONSTANT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53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CLEMENTE PER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54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CENTE DE CARVA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55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TAULFO ALV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56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O DE ANDRA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57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ITAL BRAZIL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58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NTONIA DE OLIVEIRA MOTA DE ARAUJ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59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NOEL FIEL FI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60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DEVALDO DE MORA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61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LOS HUMBERTO VOLPON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62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LINDO CAETANO FILHO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6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LOVIS BEVILACQU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64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HIQUINHA GONZA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65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INI DUAR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66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MEM MIRAND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67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MAURO DE VASCONCEL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68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DE ALCANTARA MACHADO FI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69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MORIM LIMA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70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HEODOMIRO DIAS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71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EODORO DA FONSECA, MA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72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THUR WHITAKER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73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ARSILA DO AMARAL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74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IPIO ANDRADA SERPA, TTE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75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CIDES GONCALVES ETCHEGOYEN, G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76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XXII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77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OLANO TRINDA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78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UIZ EDUARDO MATARAZZO, CD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79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ULIO MESQUI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80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IBRAHIM NOB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81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BRASIL-JAP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82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VARO SILVA BRAGA, G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83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SPIRIDIAO ROSAS, MA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84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OBERTO MANG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85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UCLYDES DE OLIVEIRA FIGUEIREDO, G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86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O MOURA E ALBUQUERQUE, B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87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ROLINA RENNO RIBEIRO DE OLIV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88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LIVEIRA VIAN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89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O MARQUES DE OLIVEIR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90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LEMENTE PASTOR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91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ESTANISLAU DO AMAR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92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O RANGEL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93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RGE AMERICAN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94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UCLIDES DA CUN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95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IRACEMA MARQUES DA SILV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96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EVY DE AZEVEDO SODRE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97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TONIEL MO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98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ROCOPIO FERR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299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IRTON ARANTES RIBEIRO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00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UIZ TENORIO DE BRITO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01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DHEMAR DE BARROS, PRE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02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ALIMERCIO DE REZENDE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03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URICIO SIM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04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EONARDO VILLAS BO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05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YNESIO ROCHA, MI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06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ZULMIRA CAVALHEIRO FAUSTI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07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AULO COLOMBO PEREIRA DE QUEIROZ, DES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08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E GAULLE, GEN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09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AGUNDES VAREL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10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ILERMANDO DIAS DOS SANT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11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IBAL FREIRE, MI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12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MARIA PINTO DUARTE, TT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13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ANTONIETA D'ALKIMIN BAST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14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LAVO PEZZOTTI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15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HIQUINHA RODRIGU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16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DIAS DA SILVEIRA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17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QUIM CANDIDO DE AZEVEDO MARQUES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181</text:p>
          </table:table-cell>
          <table:table-cell office:value-type="string" table:style-name="ce4">
            <text:p>EMEFM</text:p>
          </table:table-cell>
          <table:table-cell office:value-type="string" table:style-name="ce4">
            <text:p>LINNEU PRESTE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19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RLOS DE ANDRADE RIZZIN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20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AERTE RAMOS DE CARVALH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21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GUALBERTO DO AMARAL CARVA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22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CARLOS DE ABREU SODRE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23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ENOR NASCEN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24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NOEL CARLOS DE FIGUEIREDO FERRAZ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25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SUSSUMU HIRATA, DE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26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ISABEL VIEIRA FERR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27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IRADENTES, AL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28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REIRA CARNEIRO, CD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29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LACIDO DE CAST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30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ITOR DE ANDRA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31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MEIDA JUNIOR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32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FRANIO DE MELLO FRANCO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33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DE DEUS CARDOSO DE MEL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34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LEGARIO MARIAN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35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ILTON FERREIRA DE ALBUQUERQU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36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LIZA RACHEL MACEDO DE SOUZA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37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NOEL DE ABREU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38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QUIM BENTO ALVES DE LIMA NE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39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EODOMIRO TOLEDO PIZA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40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AULO SETUB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41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AMADEI, EN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42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IGUEL VIEIRA FERREIRA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43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ORREIA DE MELLO, BRIG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44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RLOS CHAG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45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DUARDO PR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46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ANYLO JOSE FERNAND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47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YRES MARTINS TORR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48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AROLDO VELOSO, BRI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49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TUR NEI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50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BENEDITO CALIX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51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DE LIMA PAIV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52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NTE E CINCO DE JANEIR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53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NA ANGELICA DE JESUS, MAD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54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ATURNINO PER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55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ELICIO PAGLIUSO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56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QUIM OSORIO DUQUE ESTRAD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57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OELHO NET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58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LINIO DE QUEIRO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59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MARIA WHITAKE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60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ODRIGO MELLO FRANCO DE ANDRA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61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IVADAVIA MARQUES JUNIOR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62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URELIO ARROBAS MARTIN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637</text:p>
          </table:table-cell>
          <table:table-cell office:value-type="string" table:style-name="ce4">
            <text:p>EMEFM</text:p>
          </table:table-cell>
          <table:table-cell office:value-type="string" table:style-name="ce4">
            <text:p>OSWALDO ARANHA BANDEIRA DE MEL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64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URICIO GOULART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65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LADIMIR HERZOG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66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CTAVIO MANGAB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67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MADEU AMAR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68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DRO ALEIXO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69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PITACIO PESSOA, PR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70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AUL PIL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71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DUARTE DE ALMEID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72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DRO TEIX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73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CARLOS DE ANDRADA E SILV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74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UIS SAIA, ARQ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75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AULO ROLIM LOUREIRO, D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76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DRO DE FRONTIN, ALM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77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ERNANDO DE AZEVED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78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RIBEIRO DE BARR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79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DE ANCHIETA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80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AUGUSTO BREVES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81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EXANDRE DE GUSM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82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NRIQUE FELIPE DA COSTA - HENRIC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83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A E ARTUR BEGBI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84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NEWTON REIS, G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85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IMILDA DO SANTISSIMO SACRAMENTO, M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86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AIMUNDO CORRE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87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AMERICO DE ALMEID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88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BENTO DE ASSI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89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MANDO CRIDEY RIGHETT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90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PISTRANO DE ABREU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91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RLOS PASQUAL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92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ZEQUIEL RAMOS JUNI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93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UD MENNUCC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94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THELO FRANCO, GEN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95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CKSON DE FIGUEIRE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96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PINHEIRO, PR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97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19 DE NOVEMBR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98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IRMINO TIBURCIO DA CO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399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BRAO DE MORAE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00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UMBERTO DE CAMP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01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BONIFAC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02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IRU, VISC. 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03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THUR ALVIM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04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VIEIRA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05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ENNY GOMES, D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06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8 DE MA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07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WANNY SALGADO ROCHA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08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NRIQUE PEGAD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09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UAREZ TAVORA, MA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10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RANCISCO DE MONT' ALVERNE, FRE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11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UIS WASHINGTON VI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12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UILHERME DE ALMEID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13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ECILIA MEIREL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14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DGARD CAVALH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15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THUR AZEVE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16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NILO PECANHA, PR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17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LINIO AYRO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18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NINHA GRASSI FAGUNDE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19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RICO VERISSIM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20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ILTOM CAMPOS, S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21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DRE RODRIGUES DE ALCKMIN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22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AUL FERNANDES, EMB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23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HEO DUT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24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PRUDENTE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25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EBASTIAO NOGUEIRA DE LIMA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26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STRO ALV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27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AMOS COMENIU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28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AUL DE LEON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29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SVALDO QUIRINO SIMO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30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REDERICO GUSTAVO DOS SANTOS, TTE. AVIAD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31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DRO AMERIC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32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LIAS DE SIQUEIRA CAVALCANTI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33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UMBERTO DANT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34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OLDO DE AZEVED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35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GELINA MAFFEI VITA, D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36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ARCIA DAVILA, CT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374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TEOTONIO VILELA, S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38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ECILIA MORAES DE VASCONCEL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39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O KOSEL FI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40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ONTEIRO LOBA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41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ABRIEL PRESTE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42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IBERATO BITTENCOURT, G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43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EOPOLDINA, IM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44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ENATO ANTONIO CHECCHI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45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CENTE DE PAULO DALE COUTINHO, GEN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46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EONEL FRANCA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47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UIZ DAVID SOBRINH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48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ULIO DE OLIVEIR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49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NDIDO PORTINAR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50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AULO PR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51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NRIQUE RAYMUNDO DYOTT FONTENELLE, BRI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52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NRIQUE GEISEL, G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53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AIRO RAM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54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UI BLOEM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55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MADEU MENDES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56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UCLIDES CUSTODIO DA SILVEIRA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57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FERRAZ DE CAMPO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58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ABRIEL SYLVESTRE TEIXEIRA DE CARVALH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59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ILVIO PORTUGAL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609</text:p>
          </table:table-cell>
          <table:table-cell office:value-type="string" table:style-name="ce4">
            <text:p>EMEFM</text:p>
          </table:table-cell>
          <table:table-cell office:value-type="string" table:style-name="ce4">
            <text:p>ANTONIO ALVES VERISSIM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61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ARIA LIMA, BRI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62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XIAS, DUQUE 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63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ELSO LEITE RIBEIRO FI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64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NRIQUE, INFANTE D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668</text:p>
          </table:table-cell>
          <table:table-cell office:value-type="string" table:style-name="ce4">
            <text:p>EMEFM</text:p>
          </table:table-cell>
          <table:table-cell office:value-type="string" table:style-name="ce4">
            <text:p>DERVILLE ALLEGRETTI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67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DOLPHO OTTO DE LAET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68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COS MELE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69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CILIO DI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70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ASTAO MOUTINHO, CT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71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NOE AZEVEDO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72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RAMOS - PERNAMBUCO - ABOLICIONI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73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SMERALDA SALLES PEREIRA RAMO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74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TIN FRANCISCO RIBEIRO DE ANDRAD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75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ONDON, MA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76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XIMO DE MOURA SANTO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77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LIVA IRENE BAYERLEIN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78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UY BARBO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79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LENA LOMBARDI BRAG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80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Y GOMES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81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OMAO GOMES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82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DOMINGUES SAMPA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83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DRO I, D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84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AMANDARE, ALM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85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NEAS CARVALHO DE AGUIA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86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BERTO SANTOS DUMONT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87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ULIO MARCONDES SALGADO, G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88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SANT ANA GALVAO, FRE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89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CTAVIO PEREIRA LOP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90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DSON RODRIGU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91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OURENCO FI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92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A HELENA FARIA LIM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93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RANKLYN AUGUSTO DE MOURA CAMPO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94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ODRIGUES ALV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95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HIRLEY GUI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96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MARIA LISBO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97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URICO GASPAR DUTRA, MA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98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YLVIA MARTIN PIRE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499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LAVO FONTOU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00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QUIM NABUC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01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SSIANO RICAR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02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DO PATROCIN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03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EAO MACHAD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044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CAMPOS SALLES, PRES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05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DE ALCANTARA MACH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06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RANCISCO MEIRELLES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07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ABIO DA SILVA PRADO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08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ILVIO FLEMING, MJ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09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MILIANO DI CAVALCANT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10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LEONOR MENDES DE BARR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11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KENNEDY, PR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12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BARTOLOMEU LOURENCO DE GUSM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13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NAOKI SUMITA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14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CENTINA RIBEIRO DA LU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15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OQUETTE PIN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16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CHILLES DE OLIVEIRA RIBEIRO, D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17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LINS DO REG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18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SERGIO MILLIET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19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UIMARAES RO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20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LOGERAS, MI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21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BERNARDO O HIGGIN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22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Y PARREIRAS, ALM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23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INA VIEIRA DE CARVALHO MESQUI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24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ABIB CARLOS KYRILLOS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25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DE SAMPAIO DORI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26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MANDO ARRUDA PER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27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ACILDA BECKER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28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NELSON PIMENTEL QUEIROZ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29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CARLOS DA SILVA BORGES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30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NOEL DE PAIVA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31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EAN MERMO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32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IRINEU MARIN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33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UTH LOPES ANDRADE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34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QUEIROZ FILH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35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SORIO, GEN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36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UA, BR. DE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37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LEOMENES CAMP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38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UREA RIBEIRO XAVIER LOPES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39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RLENE RONDELLI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40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RUDENTE DE MORAIS, PR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41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SCARENHAS DE MORAES, MA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42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VARES DE AZEVED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43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TINO ARAN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44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NRIQUE MELEG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45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AUNAY, VISC. 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46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MILIO RIB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47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LORES DA CUNHA, DE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49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RMANDO DE SALLES OLIV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50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BRASILIO MACHADO NE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51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ERALDO BARBUY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52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NICIUS DE MORA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53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ODRIGUES DE CARVA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54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OLIVAL CO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55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LAUDIO MANOEL DA CO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56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LCEU AMOROSO LIM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57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CIDADE DE OSAK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58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REGORIO WESTRUPP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59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IVETE VARGAS, DEP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60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LANOVA ARTIGAS, ARQ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561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AULO DUAR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04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EDUCANDARIO DOM DUARTE, ANEXA 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05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USCELINO KUBITSCHEK DE OLIVEIRA, PR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06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NTONIO PEREIRA IGNACI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07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KLAUS REINACH, ENG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08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LISA KAUFFMANN ABRAMOVICH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09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ALDIR AZEVE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10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TANCREDO NEVES, PRES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14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PERO NE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15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SCAR PEDROSO HORT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16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ZULEIKA PEREIRA LEITE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69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ILSON FUNA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70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URELIANO LEI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71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PEDRO LEITE CORDEIRO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772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AUGUSTO CESAR SALGADO, DR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851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BERT SABIN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860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ARVALHO PINTO, GOV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888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LIOMAR BALEEIRO, MIN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89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SVALDO CORDEIRO DE FARIAS, MAL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894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RUZ E SOU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895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RLINDO VEIGA DOS SANTOS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896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ODILIO DENYS, MAL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897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9 DE JULH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898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LUIS GAM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899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NISE MAXIMO DA FONSEC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007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HARBONNEAU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01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EURIPEDES SIMOES DE PAU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02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LYCIE MENDES CARNEIR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03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JOSE GALVAO DE FRANCA PINT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04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VANDA COELHO DE MORA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05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ARACY DE ALMEID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066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INAH SILVEIRA DE QUEIRO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07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ANTON CASTILHO CABR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08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OSE ALOYSIO RODRIGUES CORRE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09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HIPOLITO JOSE DA CO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104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DEZOITO DO FOR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11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RACINHAS DA FEB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121</text:p>
          </table:table-cell>
          <table:table-cell office:value-type="string" table:style-name="ce4">
            <text:p>CEU EMEF</text:p>
          </table:table-cell>
          <table:table-cell office:value-type="string" table:style-name="ce4">
            <text:p>DOMINGOS RUBIN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13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RGILIO DE MELLO FRANC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180</text:p>
          </table:table-cell>
          <table:table-cell office:value-type="string" table:style-name="ce4">
            <text:p>EMEBS</text:p>
          </table:table-cell>
          <table:table-cell office:value-type="string" table:style-name="ce4">
            <text:p>ANNE SULLIVAN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210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CHARLES CHAPLIN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22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AO PEDRO DE CARVALHO NETO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23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ODESTO SCAGLIUS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244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SYLVIO DE MAGALHAES FIGUEIREDO, ALM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252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NORIMAR TEIX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26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TEOFILO BENEDITO OTTON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279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ISA SILVEIRA LE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287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VIANNA MOOG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325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BENEDITO MONTENEGR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33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ARDIM MARIL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341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DA CONCEICAO VIEIRA PEREIR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35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22 DE MARC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53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RACHEL MESQUITA DE SALLES OLIV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589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EDRO NA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643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DULCE HAUCK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65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JOSE HONORIO RODRIGU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660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AMELIA, IMP. D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678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MALLET, MA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686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RICARDO VITIELLO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783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GERALDO SESSO JUNI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791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PLINIO SALG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792</text:p>
          </table:table-cell>
          <table:table-cell office:value-type="string" table:style-name="ce4">
            <text:p>EMEF</text:p>
          </table:table-cell>
          <table:table-cell office:value-type="string" table:style-name="ce4">
            <text:p>FORTE DOS REIS MAG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805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J.G. DE ARAUJO JORG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099988</text:p>
          </table:table-cell>
          <table:table-cell office:value-type="string" table:style-name="ce4">
            <text:p>EMEI</text:p>
          </table:table-cell>
          <table:table-cell office:value-type="string" table:style-name="ce4">
            <text:p>MARIA JOSE DUP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0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DELAIDE LOPES RODRIGU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0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LASTAIR QUINTAS GONCALV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0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LOYSIO DE MENEZES GREENHALGH, VER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0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MERICO DE SOUZ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0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NITA CASTALDI ZAMPIROLLO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0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NITA GARIBALD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0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NNA FLORENCIO ROM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0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NTONIA MARIA TORRES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0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NTONIA MUOTRI LAMBER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1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NTONIO JOAO ABDALLA, D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1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NTONIO MERLOTH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1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RAUCARI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1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RTURO DE ANGELIS, MAEST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1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SSMA CURIAT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1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YRTON SENNA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1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BARBARA HELIODO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1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BENEDITO BUE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1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BENEDICTO ROCHA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1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ZILDA ARNS NEUMANN, DR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2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ABREUV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2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ANTIDIO NOGUEIRA SAMPAIO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2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ELFRIDA ZUKOWSKI JARDIM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2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ASA VER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2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ELIA PERES SUNHI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2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HACARA DONA OLIV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2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ID FRANCO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2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ELIAS PEREIRA DE MELO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2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INEZITA BARROS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2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DOROTHY STANG, MISSIONAR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3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IDADE NOVA DO PARQUE NOVO MUN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3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IDADE PEDRO JOSE NUN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3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IDADE TIRADEN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3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OHAB FARIA LIMA,BRIG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3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OHAB RAPOSO TAVARE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3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ONJ. PRESTES MA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3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ORYNTHO BALDOINO DA COSTA FILHO, VE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3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URUCA VEL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3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DELSON DOMINGU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3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INCONFIDEN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4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DOUGLAS DANIEL NASCIMEN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4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DURVAL MIOLA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4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EDNA ROSELY ALV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4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ELISIO TEIXEIRA LEI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4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ELIZABETH SOUZA LOBO GARCI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4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ENEDINA DE SOUSA CARVA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4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ERMANO MARCHETTI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4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FERNAO DI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4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FRANCISCO MARCONDES OLIVEIRA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4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FRANCISCO PEREZ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5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GABRIEL NOGUEIRA DE QUADROS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5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GENOVEVA DASCOL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5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GERALDO DE ARRUDA PENTEADO, CEL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5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GERALDO MAGELA PERON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5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GUMERCINDO DE PADUA FLEURY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5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HELENA IRACY JUNQU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5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HELENA PEREIRA DE MORA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5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HIGINO PELLEGRINI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5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HOMERO DOMINGUES DA SILVA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5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INACIO MONT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6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INEZ MENEZES MARI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6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CARAND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6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COB SALVADOR ZVEIBIL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6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ADUTO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6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APARECIDA SIQUEIRA CAMP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6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CAMARGO NOV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6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CAMARGO VE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6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EDRO HENRIQUE SIQUEIRA LIM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6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CAMP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6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CAPEL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7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CATANDU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7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DANIELLE MONTEIRO, GCM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7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COLONI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7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COLORAD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7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COPACABA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7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COTIN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7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MARGARIDA RODRIGUES DE OLIVEIRA, PROF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7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DAS PEDR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7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DIONIS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7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DOM JOS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8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ELIA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8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E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8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GUAIRA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8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GUARUJ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8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HELE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8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HERCIL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8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BRYAN BIGUINATI JARDIM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8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IPANEM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8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JAP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8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JULIE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9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KAGOHA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9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KLEIN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9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LUS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9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MACEDON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9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MA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9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WILSON DANGELO BRAZ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9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MARIA ALIC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9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AO BENTO DE CARVA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9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MATARAZZ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09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MILIUN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0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LBERTINA RODRIGUES SIMON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0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MONJO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0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MONTE ALEG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0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NAKAMU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0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NAZA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0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APARECIDA DOS SANT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0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NOVE DE JU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0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NOVO PARELHEIR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0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PANAMERICA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0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PER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1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POPULAR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1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PRIMAVERA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1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URINDO DOS SANTOS FREI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1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REIMBERG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1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RINC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1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IRMA ILDEFRAN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1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RODOLFO PIRAN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1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RODRIG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1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ROSELY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1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RUTH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2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NTA MAR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2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NTO AND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2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O BENTO VE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2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O CARL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2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O JOAQUIM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2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O LUIZ 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2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O LUIZ 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2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O MANOE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2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O MARTIN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2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O PAU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3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O PED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3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AO VICEN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3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SHANGRI-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3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ILVA TELL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3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ILVEI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3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OMA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3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SOUZ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3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TAIP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3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TIE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4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TRES CORACO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4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TRES ESTREL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4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TRES MARI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4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UMARIZ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4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UNIVERSITAR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4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VERA CRU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4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VERON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4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VILA CARR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4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VILA PEDROS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4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VISTA ALEGRE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5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AO CARLOS FAIRBANKS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5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AO FRANCISCO DE HARO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5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AO TONIOLO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5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AQUIM GOUVEIA FRANCO JR.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5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AQUIM THOME FILHO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5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CELYNE GUIMARAES FERNANDES DE MEL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5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SE ADRIANO MARREY JR.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5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SE BUSTAMANTE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5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SE DE MOURA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5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SE FERREIRA KEFFER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6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SE GOMES DE MORAES NETTO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6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SE MOLINA JR., VE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6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SE OLIVEIRA ALMEIDA DINIZ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6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SE OZI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6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SE SALVADOR JULIANELLI, DEP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6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USCELINO KUBITSCHEK OLIVEIRA, PR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6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LAERCIO CORTE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6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LAUZANE PAULI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6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LIBERO ANCONA LOPES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6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LUIZ GONZAGA DO NASCIMENTO J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7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NOEL DA NOBREGA,PDE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7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CIA RICCO FERRA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7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COS MELEGA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7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AUXILIADORA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7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CURS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7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HENRIQUETA CATI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7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JOSE DE SOUZ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7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JOSE VASCONCELOS MANKEL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7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LIA DE DIRCEU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7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O CALDAN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8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O DA COSTA BARBO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8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ENINO JESU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8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ITIKO MATSUSHITA NEVO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8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ONUMEN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8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NATHALIA PEDROSO ROSEMBURG, DR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8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NAZA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8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NAZIR MIGUEL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8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NEIDE KETELHUT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8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NINHO ALEG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8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ODILIA ALVES ALMEIDA SANT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9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OLGA BENARIO PRES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9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ONADYR MARCOND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9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ADA XV DE NOVEMB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9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ANDA MARIA RODRIGUES DOS SANTO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9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BOTURUSSU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9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CASA DE PED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9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COCA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9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DAS PAINEIR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9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FERNAND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19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FIGUEIRA GRAND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0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FONGAR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0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GRAJAU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0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GUARAN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0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NOVA SANTO AMAR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0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NOVO MUN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0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REGI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0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DO CARMO PAZOS FERNANDEZ - MADU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0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DORALICE PEREIRA DE SOUZA LEONAR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0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SANTA MADALE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0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SANTA MARGARID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1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SANTA RI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1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SANTO ANTON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1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SAO RAFAEL 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1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SAVOY CITY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1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ULO CESAR FONTELLES DE LIM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1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ULO E ADMA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1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EDRO BRASIL BANDECCHI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1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EN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1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O PEQUENO SEAR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1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RAUL TABAJARA VIDIGAL LEITAO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2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RENATO ANTONIO CHECCHIA, VE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2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ROBERTO ARANTES LANHOS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2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ROBERTO GOMES PEDROSA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2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RUBENS GRANJA, VER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2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SALVADOR LO TURC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2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SAMIR RACHID SALIB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2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SANTA BARBA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2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AUGUSTA DE PAULA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2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SAO JORGE ARPOADO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2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SAO LUIZ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3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SILVIA COV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3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SOLEDAD BARRET VIEDM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3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SUZANA CAMPOS TAUIL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3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TANCREDO DE ALMEIDA NEVES, PRES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3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TEOTONIO VILE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3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ELEIR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3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CENTINA VELASCO, AS. SOCIA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3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RISTINA, M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3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BASILE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3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BRASILAND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4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CALU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4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CARMOSI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4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CHU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4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DA GLORIA FREIRE LEM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4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NGELA MARIA FERNAND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4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CONSTAN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4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CONSTANC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4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LMIRA DOS SANTOS ABRAN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4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ERNESTI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4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GUSTAV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5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IMPER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5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LIBANE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5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DOMINGOS RUFINO DE SOUZ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5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MISSIONAR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5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PENTE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5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PERU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5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PRA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5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PRA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5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PROGRESS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5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RAM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6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SALET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6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SANTA IN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6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SANTA TERES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6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SANTA TERESINH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6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SAO FRANCISC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6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ELIA REGINA KUHL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6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WILSON JOSE ABDALL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6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YOJIRO TAKAOK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6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YVONE LEMOS DE ALMEIDA FRA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6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YVONE MALUHY JOSEPF SAB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7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ZACARIA MAURO FACCIO GONCALV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7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ROSA SABAG ADD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7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IDADE DE GENEB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7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NICOLAI NICOLAEVICH KOCHERGIN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7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GUILHERME HENRIQUE PINTO COELH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7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ELCIA FLORENCIO DE MORAI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7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O PEREIRA COSTA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7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CONCEICAO MONTEIRO AYRES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8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DHEMAR FERREIRA DA SILV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8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GOIT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82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WALTER DE ANDRADE, PROF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8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BALNEARIO MAR PAULIS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8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LUCIANO MENDES DE ALMEIDA, DOM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8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ROSA MARI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8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MIR DAGI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8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ELSO DANIEL, PROF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8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EDUARDO DE CAMPOS ROSMANINHO, D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9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ONJ. HABITACIONAL TEXIM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9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TIAS BONAR GONZALEZ, P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9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BGAIL DA ROCHA MORENO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9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RECANTO DOS HUMILD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9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CLIMAX 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9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MARILE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9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TITO DE ALENCAR, FRE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9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OAO UBALDO RIBEIR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98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DAS VERTEN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29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DOMINGUINH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30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CITY JARAGUA IV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30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IRTON PEREIRA DA SILVA, FRE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30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RIO PEQUENO II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30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DRE PAULI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30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ALICE APARECIDA DE SOUZ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30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INHEIRO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377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EDU CHAV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46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DAS ORQUIDE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48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AIMO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496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13 DE MAI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05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<text:s/>ICAMI TIB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11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ULO COCHRANE SUPLICY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12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ALVARENG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13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DIRCE MIGLIACCI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14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BUTANT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15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CIDADE DUT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16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JOSELY MARIA CARDOSO BENT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17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EVANIR APARECIDA HILARIO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18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MENIN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19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NAVEGAN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20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PARQUE SAO CARL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21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PARQUE VEREDA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22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PERA MARMEL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23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PERU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24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SAO MATEU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25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SAO RAFAE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26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TRES LAGO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27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VILA ATLANTI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28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ANA LUCIA DE HOLANDA GAMBOA, PROFA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29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ROSA DA CHIN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34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CASA BLAN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35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PAZ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36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CAMPO LIMP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4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INOCOOP IPIRAN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4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SAO JOA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50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VILA CURUCA I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5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JARDIM REPUBLI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5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PARQUE AMERIC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64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RAQUEL ZUMBANO ALTMAN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69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REYNALDO DE MARIA FREITAS E SILVA, PROF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96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AGUA AZU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97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AZUL DA COR DO MA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98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YOLANDA DE SOUZA SANTALUCIA, PROFA.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599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VILA RUBI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00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JACANA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69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GUARAPIRANG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70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CANTOS DO AMANHECE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71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VILA DO SO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72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JARDIM PAULISTAN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74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QUINTA DO SOL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75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RUBEM ALV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76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TRES PONTE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84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CAMINHO DO MAR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88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CAPAO REDONDO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89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PARAISOPOLI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90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PARQUE BRISTOL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91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ADELAIDE TERESA LOPES CIMONARI, PROF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92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UIRAPURU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94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PARQUE ANHANGUERA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95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JAGUA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696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ALTO ALEGRE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710</text:p>
          </table:table-cell>
          <table:table-cell office:value-type="string" table:style-name="ce4">
            <text:p>CEU CEI</text:p>
          </table:table-cell>
          <table:table-cell office:value-type="string" table:style-name="ce4">
            <text:p>PARELHEIROS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71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INDIANOPOLIS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753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GREGORIO WESTRUPP, PE.</text:p>
          </table:table-cell>
          <table:table-cell office:value-type="float" office:value="0" table:style-name="ce5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400762</text:p>
          </table:table-cell>
          <table:table-cell office:value-type="string" table:style-name="ce4">
            <text:p>CEI DIRET</text:p>
          </table:table-cell>
          <table:table-cell office:value-type="string" table:style-name="ce4">
            <text:p>MARIA APARECIDA NASCIMENTO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7090" table:style-name="ro1">
          <table:table-cell table:number-columns-repeated="16384"/>
        </table:table-row>
      </table:table>
      <table:table table:name="Supervisor-31_08_1" table:style-name="ta2">
        <table:table-column table:style-name="co1" table:number-columns-repeated="16384" table:default-cell-style-name="ce1"/>
        <table:table-row table:style-name="ro3">
          <table:table-cell office:value-type="string" table:style-name="ce3">
            <text:p>DRE</text:p>
          </table:table-cell>
          <table:table-cell office:value-type="string" table:style-name="ce3">
            <text:p>VAGAS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BT</text:p>
          </table:table-cell>
          <table:table-cell office:value-type="float" office:value="4" table:style-name="ce7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CL</text:p>
          </table:table-cell>
          <table:table-cell office:value-type="float" office:value="6" table:style-name="ce7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CS</text:p>
          </table:table-cell>
          <table:table-cell office:value-type="float" office:value="7" table:style-name="ce7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FO</text:p>
          </table:table-cell>
          <table:table-cell office:value-type="float" office:value="1" table:style-name="ce7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G</text:p>
          </table:table-cell>
          <table:table-cell office:value-type="float" office:value="3" table:style-name="ce7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IP</text:p>
          </table:table-cell>
          <table:table-cell office:value-type="float" office:value="0" table:style-name="ce7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IP</text:p>
          </table:table-cell>
          <table:table-cell office:value-type="float" office:value="3" table:style-name="ce7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IQ</text:p>
          </table:table-cell>
          <table:table-cell office:value-type="float" office:value="0" table:style-name="ce7">
            <text:p>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IQ</text:p>
          </table:table-cell>
          <table:table-cell office:value-type="float" office:value="3" table:style-name="ce7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JT</text:p>
          </table:table-cell>
          <table:table-cell office:value-type="float" office:value="7" table:style-name="ce7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E</text:p>
          </table:table-cell>
          <table:table-cell office:value-type="float" office:value="7" table:style-name="ce7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J</text:p>
          </table:table-cell>
          <table:table-cell office:value-type="float" office:value="2" table:style-name="ce7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SA</text:p>
          </table:table-cell>
          <table:table-cell office:value-type="float" office:value="3" table:style-name="ce7">
            <text:p>3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SM</text:p>
          </table:table-cell>
          <table:table-cell office:value-type="float" office:value="1" table:style-name="ce7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MP</text:p>
          </table:table-cell>
          <table:table-cell office:value-type="float" office:value="8" table:style-name="ce7">
            <text:p>8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Vagas_CP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81" table:default-cell-style-name="ce1"/>
        <table:table-row table:style-name="ro1">
          <table:table-cell table:style-name="ce8"/>
          <table:table-cell office:value-type="string" table:style-name="ce8">
            <text:p>COORDENADOR PEDAGÓGICO</text:p>
          </table:table-cell>
          <table:table-cell table:number-columns-repeated="2" table:style-name="ce8"/>
          <table:table-cell table:number-columns-repeated="16380"/>
        </table:table-row>
        <table:table-row table:style-name="ro1">
          <table:table-cell office:value-type="string" table:style-name="ce9">
            <text:p>TIPO</text:p>
          </table:table-cell>
          <table:table-cell office:value-type="string" table:style-name="ce9">
            <text:p>U.E.</text:p>
          </table:table-cell>
          <table:table-cell office:value-type="string" table:style-name="ce9">
            <text:p>DRE</text:p>
          </table:table-cell>
          <table:table-cell office:value-type="string" table:style-name="ce9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LOYSIO DE MENEZES GREENHALGH, VER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NTONIO JOAO ABDALLA, DR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BENEDICTO ROCHA, VER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IDADE DE GENEBR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OHAB RAPOSO TAVARES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DAS VERTENTES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JULIET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SE OZI, PROF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INHEIROS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RIO PEQUENO II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ROBERTO ARANTES LANHOSO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SALVADOR LO TURCO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SAO JORGE ARPOADOR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YVONE LEMOS DE ALMEIDA FRAG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YVONE MALUHY JOSEPF SABG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MEI</text:p>
          </table:table-cell>
          <table:table-cell office:value-type="string" table:style-name="ce10">
            <text:p>LEILA GALLACI METZKER, PROF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BUTANT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UIRAPURU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BUTANTA</text:p>
          </table:table-cell>
          <table:table-cell office:value-type="string" table:style-name="ce10">
            <text:p>BT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CESAR ARRUDA CASTANHO, DEP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BUTANT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UIRAPURU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CIDES GONCALVES ETCHEGOYEN, GEN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IPIO ANDRADA SERPA, TTE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IPIO CORREA NETO, PROF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VARO SILVA BRAGA, GEN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MORIM LIMA, DES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THUR WHITAKER, DES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BRASIL-JAPAO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AISY AMADIO FUJIWARA, PROFA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EODORO DA FONSECA, MAL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DA TEREZINHA CHICA MEDEIROS, PROFA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DUCANDARIO DOM DUARTE, ANEXA AO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UCLYDES DE OLIVEIRA FIGUEIREDO, GEN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IBRAHIM NOBRE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ILEUSA CAETANO DA SILVA, PROFA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RDIM PAULO VI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XXIII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DE ALCANTARA MACHADO FILHO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DIAS DA SILVEIRA, DR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ULIO MESQUITA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UIZ EDUARDO MATARAZZO, CDE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A ALICE BORGES GHION, PROFA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A ANTONIETA D'ALKIMIN BASTO, PROFA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LAVO PEZZOTTI, PROF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DRO NAV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OBERTO MANGE, PROF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OLANO TRINDADE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ARSILA DO AMARAL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EOFILO BENEDITO OTTONI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HEODOMIRO DIAS, DES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IANNA MOOG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ILA MUNCK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UISIO DE ALMEID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BENTO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BRANCO LEFEVRE, PROF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CARLOS PACHECO E SILVA, PROF.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BENEDICTO CASTRUCCI, PROF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MILLO ASHCAR, PROF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OLINA MARIA DE JESUS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OLINA RIBEIRO, PROFA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LYCIE MENDES CARNEIRO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ALMO DO VALLE NOGUEIRA, DES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MIR MACEDO NOGUEIR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ERNANDO PESSO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ILBERTO CHAVES, DEP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ISABEL COLOMBO, PROFA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O NEGRAO, CEL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RGE ADILSON CANDIDO, PROF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APARECIDA VITA PIANTE, PROFA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JOSE GALVAO DE FRANCA PINTO, PROFA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ZINHA REZENDE FUSARI, PROF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ONTE CASTELO</text:p>
          </table:table-cell>
          <table:table-cell office:value-type="string" table:style-name="ce10">
            <text:p>B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ORENO, CTE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IDA MALDI CORAZZA, EDUCADOR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SCAR PEDROSO HORTA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DROSO DE MORAES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RO NETO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IO PEQUENO I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NALDO PORTO MACEDO, PROF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TIDE SETUBAL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ZILDA DE FRANCESCHI, PROFA.</text:p>
          </table:table-cell>
          <table:table-cell office:value-type="string" table:style-name="ce10">
            <text:p>B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IRTON PEREIRA DA SILVA, FREI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LBERTINA RODRIGUES SIMON, PROF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URINDO DOS SANTOS FREIRE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BRYAN BIGUINATI JARDIM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ID FRANCO, VER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ELFRIDA ZUKOWSKI JARDIM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GUMERCINDO DE PADUA FLEURY, VER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CAPEL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CATANDUV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COPACABAN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DIONISI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DOM JOSE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GUARUJ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KAGOHAR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KLEIN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MACEDONI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MARIA ALICE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NAKAMUR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ROSA MARI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O BENTO VELH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O JOAQUIM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O LUIZ I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O LUIZ II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O MANOEL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OUZ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TRES ESTRELAS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UMARIZAL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SE OLIVEIRA ALMEIDA DINIZ, VER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NATHALIA PEDROSO ROSEMBURG, DRA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OLGA BENARIO PRESTES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FERNAND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FIGUEIRA GRANDE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NOVA SANTO AMARO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REGIN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SANTA MARGARID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SANTO ANTONI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ULO COCHRANE SUPLICY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ULO E ADMAR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TANCREDO DE ALMEIDA NEVES, PRES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CALU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PRAI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MEI</text:p>
          </table:table-cell>
          <table:table-cell office:value-type="string" table:style-name="ce10">
            <text:p><text:s/>VILA DO SOL I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MEI</text:p>
          </table:table-cell>
          <table:table-cell office:value-type="string" table:style-name="ce10">
            <text:p>CAPAO REDOND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MEI</text:p>
          </table:table-cell>
          <table:table-cell office:value-type="string" table:style-name="ce10">
            <text:p>CASA BLANCA I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MEI</text:p>
          </table:table-cell>
          <table:table-cell office:value-type="string" table:style-name="ce10">
            <text:p>IRAPAR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MEI</text:p>
          </table:table-cell>
          <table:table-cell office:value-type="string" table:style-name="ce10">
            <text:p>JARDIM ANGEL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MEI</text:p>
          </table:table-cell>
          <table:table-cell office:value-type="string" table:style-name="ce10">
            <text:p>LAZARA VEIGA CATELLANI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MEI</text:p>
          </table:table-cell>
          <table:table-cell office:value-type="string" table:style-name="ce10">
            <text:p>PARQUE DO LAGO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CAMPO LIMP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CANTOS DO AMANHECER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CAPAO REDONDO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CASA BLANC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GUARAPIRANG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PARAISOPOLIS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VILA DO SOL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YOLANDA DE SOUZA SANTALUCIA, PROFA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CANTOS DO AMANHECER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CASA BLANC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FEITICO DA VIL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HERMES FERREIRA DE SOUZ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JOSE SARAMAGO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MARIO FITTIPALDI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PARAISOPOLIS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VILA DO SOL</text:p>
          </table:table-cell>
          <table:table-cell office:value-type="string" table:style-name="ce10">
            <text:p>CL</text:p>
          </table:table-cell>
          <table:table-cell office:value-type="float" office:value="3" table:style-name="ce1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CANTOS DO AMANHECER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CASA BLANC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FEITICO DA VIL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GUARAPIRANG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LOREANE LALLO, PROF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LUIZA HELENA FERREIRA, PROF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PARAISOPOLIS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VILA DO SOL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22 DE MARC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DHEMAR DE BARROS, PREF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IRTON ARANTES RIBEIRO, PROF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NA SILVEIRA PEDREIR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ALVES DA SILVA, SG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ESTANISLAU DO AMARAL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MPO LIMPO II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MPO LIMPO III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ROLINA RENNO RIBEIRO DE OLIVEIRA, PROFA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SARAO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HACARA SONHO AZUL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LEMENTE PASTORE, PROF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YRO ALBUQUERQUE, DEP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E GAULLE, GEN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EZOITO DO FORTE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ONATO SUSUMU KIMUR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DIVALDO DOS SANTOS DANTAS, PROF.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UCLIDES DA CUNHA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AGUNDES VARELLA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RANCISCO REBOLO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IANFRANCESCO GUARNIERI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RBERT DE SOUZA - BETINHO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IRACEMA MARQUES DA SILVEIRA, PROFA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JARDIM MITSUTANI I - PAULO PATARRA, JORNALIST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PEDRO DE CARVALHO NETO, DR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RGE AMERICANO, PROF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BLOTA JUNIOR, DEP.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FRANCISCO CAVALCANTE, PROF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OLYMPIO PEREIRA FILHO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EONARDO VILLAS BOAS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EVY DE AZEVEDO SODRE, PROF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ORENCO MANOEL SPARAPAN, PROF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UIZ TENORIO DE BRITO, CEL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 BOI MIRIM I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 BOI MIRIM II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A BERENICE DOS SANTOS, PROFA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MARIA RITA DE CASSIA PINHEIRO SIMOES BRAGA, PROFA.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A RITA LOPES PONTES - IRMA DULCE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O MARQUES DE OLIVEIRA, PROF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O MOURA E ALBUQUERQUE, BEL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O RANGEL, CEL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LI FERRAZ TORRES BONFIM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URICIO SIMA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URO FACCIO GONCALVES - ZACARI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ILLOR FERNANDES, JORNALIST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ODESTO SCAGLIUSI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LIVEIRA VIAN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TONIEL MOTA</text:p>
          </table:table-cell>
          <table:table-cell office:value-type="string" table:style-name="ce10">
            <text:p>CL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ALIMERCIO DE REZENDE, CEL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AULO COLOMBO PEREIRA DE QUEIROZ, DES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AULO FREIRE, PROF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RIMETRAL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RACINHAS DA FEB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ROCOPIO FERREIR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ICARDO VITIELLO, PROF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SOCRATES BRASILEIRO SAMPAIO DE SOUSA VIEIRA DE OLIVEIR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YNESIO ROCHA, MIN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ERESA MARGARIDA DA SILVA E ORT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EREZINHA MOTA DE FIGUEIRED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HEODOMIRO MONTEIRO DO AMARAL, PROF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ERA LUCIA FUSCO BORBA, PROFA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EREMUNDO TOTH, DOM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ZULMIRA CAVALHEIRO FAUSTINO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AIDE BUENO RODRIGUES, PROFA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DORINHA DOS BEIRAIS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GENOR DE OLIVEIRA - CARTOL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ISIO TEIXEIR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RACY DE ALMEID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SSIS CHATEAUBRIAND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STROGILDA DE ABREU SEVILHA, PROF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BARBARA HELIODORA GUILHERMINA DA SILVEIR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MPO LIMP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MPO LIMPO VI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LOS DE LAET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TULO DA PAIXAO CEARENSE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HACARA SANTA MARI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HACARA SONHO AZUL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LARICE LISPECTOR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ONJ. HABITACIONAL VALO VELHO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ANTE MOREIRA LEITE, PROF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INAH SILVEIRA DE QUEIROZ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OLORES DURAN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RANCISCA JULIA DA SILV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EORGE SAVALLA GOMES - CAREQUINH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UIOMAR PICCINALI, PROFA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NETE CLAIR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KAGOHARA I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JARDIM NOVO SANTO AMARO - ALICE ALVES MARTINS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NA MITSUE ISHII, PROFA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QUIM MANUEL DE MACED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ULITTA PRADO ALVES DE LIMA, DA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IZ DA CAMARA CASCUD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CLARA MACHADO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O ARY PIRES, MAL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O SETTE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URO BAPTISTA, PE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ITSUTANI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ORIMAR TEIXEIRA, PROFA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RLANDO DE ALVARENGA GAUDIO, PROF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RQUE BOLOGNE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RQUE FIGUEIRA GRANDE I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RQUE SANTO ANTONIO I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ULO ZINGG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RIMETRAL I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IRAJUSSAR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BERTO BURLE MARX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SEMARY SILVA, PROFA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SILDA SILVIO SOUZA, PROFA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UBENS NASCIMENTO DA SILVA - MEXICAN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ALOMAO JORGE, DEP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LA CALU I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LA REMO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WILMA ALVARENGA DE OLIVEIRA, PROFA.</text:p>
          </table:table-cell>
          <table:table-cell office:value-type="string" table:style-name="ce10">
            <text:p>CL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ZULEIKA PEREIRA LEITE, PROFA.</text:p>
          </table:table-cell>
          <table:table-cell office:value-type="string" table:style-name="ce10">
            <text:p>CL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YRTON SENNA DA SILV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OHAB FARIA LIMA,BRIG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DOUGLAS DANIEL NASCIMENTO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GERALDO DE ARRUDA PENTEADO, CEL.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ELIAN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NOVO PARELHEIRO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REIMBERG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REPUBLIC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ILVEIR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OMAR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TRES CORACOE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UNIVERSITARIO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SE ADRIANO MARREY JR., VER.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SE FERREIRA KEFFER, VER.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SE MOLINA JR., VER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ITIKO MATSUSHITA NEVOEIRO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NICOLAI NICOLAEVICH KOCHERGIN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AMERIC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COCAI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GRAJAU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EDRO HENRIQUE SIQUEIRA LIM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ANDA MARIA RODRIGUES DOS SANTOS, PROF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ELEIRO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YOJIRO TAKAOK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MEI</text:p>
          </table:table-cell>
          <table:table-cell office:value-type="string" table:style-name="ce10">
            <text:p>JARDIM KIOTO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CIDADE DUTR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NAVEGANTES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PARELHEIRO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TRES LAGO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VILA RUBI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CIDADE DUTR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JARDIM ELIAN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MANOEL VIEIRA DE QUEIROZ FILHO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TRES LAGOS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VILA RUBI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MILTON SANTOS, PROF.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NAVEGANTES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PARELHEIRO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TRES LAGOS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VILA RUBI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FRANIO DE MELLO FRANCO, DR.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ALDINA ANALIA AGOSTINHA TADDEO CONDE, PROF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MEIDA JUNIOR, PROF.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YRTON OLIVEIRA SAMPAIO, PROF.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RLOS FRANCISCO GASPAR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ONSTELACAO DO INDIO</text:p>
          </table:table-cell>
          <table:table-cell office:value-type="string" table:style-name="ce10">
            <text:p>CS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AMIAO, FREI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LIZA RACHEL MACEDO DE SOUZA, PROFA.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LORESTAN FERNANDES, PROF.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GENY MARIA MUNIZ ALMEIDA KLEIN PUSSINELLI, PROFA.</text:p>
          </table:table-cell>
          <table:table-cell office:value-type="string" table:style-name="ce10">
            <text:p>CS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ITOR DE ANDRADE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DA SILVA</text:p>
          </table:table-cell>
          <table:table-cell office:value-type="string" table:style-name="ce10">
            <text:p>CS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DE DEUS CARDOSO DE MELLO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QUIM BENTO ALVES DE LIMA NETO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AMADEI, ENG.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PEGORARO, PE.</text:p>
          </table:table-cell>
          <table:table-cell office:value-type="string" table:style-name="ce10">
            <text:p>CS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OURIVAL BRANDAO DOS SANTO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NOEL DE ABREU, DR.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NA MELANDER COUTINHO, PROF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IGUEL VIEIRA FERREIRA, DR.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ILTON FERREIRA DE ALBUQUERQUE, PROF.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LEGARIO MARIANO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AULO SETUBAL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DRO GERALDO SCHUNCK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LACIDO DE CASTRO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LINIO MARCOS</text:p>
          </table:table-cell>
          <table:table-cell office:value-type="string" table:style-name="ce10">
            <text:p>CS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LINIO SALGADO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EODOMIRO TOLEDO PIZA, DES.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ULYSSES DA SYLVEIRA GUIMARAES</text:p>
          </table:table-cell>
          <table:table-cell office:value-type="string" table:style-name="ce10">
            <text:p>CS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ARGEM GRANDE</text:p>
          </table:table-cell>
          <table:table-cell office:value-type="string" table:style-name="ce10">
            <text:p>CS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ARGEM GRANDE II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BERT SABIN, DR.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GELO KRET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RISTIDES NOGUEIRA, DR.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URELIO BUARQUE DE HOLANDA FERREIR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MINHO DOS MARTINS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NAL DO COCAI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LOS DRUMMOND DE ANDRADE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STRO ALVE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LARA NUNE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RAJAU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GAIVOTAS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MYRN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NOVO PARELHEIROS I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SÃO BERNARDO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O CANDIDO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LA TORRE, PROF.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ROSCHEL CHRISTI - JUCA ROCH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IS TRAVASSO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IZ GONZAGA DO NASCIMENTO - GONZAGAO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EUGENIA FAKHOURY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LICE MENCARINI FORACCHI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DILEA BOTTA DE MATTOS, PROFA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RLANDO VILLAS BOA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SVALDO CORDEIRO DE FARIAS, MAL.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RQUE COCAIA II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DREIRA I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RECANTO CAMPO BELO - DIRCE ZILLESG BORGES DOS SANTOS, PROF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IO BRANCO, BR. DO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ERGIO CARDOSO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ARGEM GRANDE I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LA NATAL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RIATO CORREIA</text:p>
          </table:table-cell>
          <table:table-cell office:value-type="string" table:style-name="ce10">
            <text:p>CS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ZUMBI DOS PALMARES</text:p>
          </table:table-cell>
          <table:table-cell office:value-type="string" table:style-name="ce10">
            <text:p>CS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ASA VERDE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GUILHERME HENRIQUE PINTO COELH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MONJOL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MONTE ALEGRE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PERI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PRIMAVERA I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NTA TEREZA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VISTA ALEGRE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AO TONIOLO, VER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CIA RICCO FERRAZ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JOSE DE SOUZA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REYNALDO DE MARIA FREITAS E SILVA, PROF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BRASILANDIA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PENTEADO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PRAD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JARDIM PAULISTAN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PAZ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JARDIM PAULISTANO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TEOTONIO VILELA, SEN.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JARDIM PAULISTANO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PAZ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BS</text:p>
          </table:table-cell>
          <table:table-cell office:value-type="string" table:style-name="ce10">
            <text:p>MARIO PEREIRA BICUDO, PROF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DRE RODRIGUES DE ALCKMIN, PROF.</text:p>
          </table:table-cell>
          <table:table-cell office:value-type="string" table:style-name="ce10">
            <text:p>FO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GELINA MAFFEI VITA, DA.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PRUDENTE, PROF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OLDO DE AZEVEDO, PROF.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IRA ALAYDE ALVARENGA MEDEA, PROFA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STRO ALVES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ECILIA MORAES DE VASCONCELOS, PROFA.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LIAS DE SIQUEIRA CAVALCANTI, DR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RICO VERISSIM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FREDERICO GUSTAVO DOS SANTOS, TTE. AVIADOR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ARCIA DAVILA, CTE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ERALDO SESSO JUNIOR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ILBERTO DUPAS, PROF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UMBERTO DANTAS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RDIM DAMASCENO I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JARDIM GUARANI - JOSE ALFREDO APOLINARIO, PROF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NINHA GRASSI FAGUNDES, PROFA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AMOS COMENIUS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HERMINIO RODRIGUES, CEL. PM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ILIAN MASO, PROFA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CILIO DIAS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A APARECIDA RODRIGUES CINTRA, PROFA.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ILTOM CAMPOS, SEN.</text:p>
          </table:table-cell>
          <table:table-cell office:value-type="string" table:style-name="ce10">
            <text:p>FO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NEIR AUGUSTO LOPES, PROF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NILO PECANHA, PRES.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SVALDO QUIRINO SIMOES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AULO NOGUEIRA FILH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DRO AMERIC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LINIO AYROSA</text:p>
          </table:table-cell>
          <table:table-cell office:value-type="string" table:style-name="ce10">
            <text:p>FO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RIMO PASCOLI MELARE, PROF.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AUL FERNANDES, EMB.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OBERTO PATRICIO, PROF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EBASTIAO NOGUEIRA DE LIMA, DES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HEO DUTRA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ZILKA SALABERRY DE CARVALHO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25 DE JANEIRO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7 DE SETEMBR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BELARDO GALDINO PINTO - PIOLIN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EX FREUA NETTO, VER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EXANDRE GAMA, CEL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ITA GARIBALDI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CALLAD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RLINDO VEIGA DOS SANTOS, PROF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BERNARDINO PIMENTEL MENDES, DR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BERTHA LUTZ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BILAC PINTO, MIN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IO GRACO DA SILVA PRAD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ULCE HAUCK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DUARDO GOMES, BRIG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NZO SILVEIRA, DR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ELIPE MESTRE JOU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MONJOLO I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CANAVO FILHO, CEL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ROBSON COSTA DE ARAUJO, BOMBEIR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ULIO DE MESQUITA FILHO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CAS NOGUEIRA GARCEZ, GOV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NOEL PRETO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NUEL BANDEIRA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LUCIA PETIT DA SILVA, PROFA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TINS FONTES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AIR CORREA BUARQUE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ELSON MANDELA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DILIO DENYS, MAL.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LAVO BILAC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ORTO NACIONAL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SA E CAROLINA AGAZZI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TITO LIVIO FERREIRA, PROF.</text:p>
          </table:table-cell>
          <table:table-cell office:value-type="string" table:style-name="ce10">
            <text:p>FO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CENTE PAULO DA SILVA</text:p>
          </table:table-cell>
          <table:table-cell office:value-type="string" table:style-name="ce10">
            <text:p>FO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DHEMAR FERREIRA DA SILVA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LICE APARECIDA DE SOUZ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BARBARA HELIODOR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IDADE TIRADENTES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ONJ. PRESTES MAIA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GERALDO MAGELA PERON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INACIO MONTEIR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INCONFIDENTES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O PAUL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AQUIM GOUVEIA FRANCO JR., VER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CELYNE GUIMARAES FERNANDES DE MELL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USCELINO KUBITSCHEK OLIVEIRA, PRES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LUCIANO MENDES DE ALMEIDA, DOM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DRE PAULIN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AUGUSTA DE PAULA PROFA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CONCEICAO MONTEIRO AYRES, PROFA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ELCIA FLORENCIO DE MORAIS, PROF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LIA DE DIRCEU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O PEREIRA COSTA, PROF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NEIDE KETELHUT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EDRO BRASIL BANDECCHI, VER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TITO DE ALENCAR, FREI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MARILEN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ZACARIA MAURO FACCIO GONCALVES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AGUA AZUL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EVANIR APARECIDA HILARIO, PROFA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JOSELY MARIA CARDOSO BENT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SILVANA APARECIDA TOBIAS, PROFA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AGUA AZUL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INACIO MONTEIR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JAMBEIR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LAJEADO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EDNA ALVES DE SOUSA PROF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INACIO MONTEIR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IRENE MANKE MARQUES, PROFA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THERESINHA SQUINCA DA SILVA, PROF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EXANDRE DE GUSMA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EXANDRE VANNUCHI LEME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NA LAMBERGA ZEGLIO, VER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DAVILA, PROF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PEREIRA IGNACI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URELIANO LEITE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IO SERGIO POMPEU DE TOLEDO, DEP.</text:p>
          </table:table-cell>
          <table:table-cell office:value-type="string" table:style-name="ce10">
            <text:p>G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ELIA REGINA ANDERY BRAGA, PROF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LAUDIA BARTOLOMAZI, PROFA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ONJ HABITACIONAL BARRO BRANCO II - C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IAS GOMES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LIAS SHAMMASS</text:p>
          </table:table-cell>
          <table:table-cell office:value-type="string" table:style-name="ce10">
            <text:p>G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HELINA COUTINHO LOURENCO ALVES, PROFESSORA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IDEMIA DE GODOY, PROFA.</text:p>
          </table:table-cell>
          <table:table-cell office:value-type="string" table:style-name="ce10">
            <text:p>G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NA ANGELICA DE JESUS, MADRE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DE LIMA PAIVA, PROF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RIBEIRO DE BARROS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EL FERNANDES DE SOUZA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AUGUSTO CESAR SALGADO, DR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USCELINO KUBITSCHEK DE OLIVEIRA, PRES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UIS CARLOS PRESTES, SEN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UIZ ROBERTO MEGA, PROF.</text:p>
          </table:table-cell>
          <table:table-cell office:value-type="string" table:style-name="ce10">
            <text:p>G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ILSON DELANE, PROF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A APARECIDA DO NASCIMENTO, PROFA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MARIA APARECIDA MAGNANELLI FERNANDES, PROF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URICIO GOULART</text:p>
          </table:table-cell>
          <table:table-cell office:value-type="string" table:style-name="ce10">
            <text:p>G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LINDA MENEZES SERRA VIDAL, PROFA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QUIRINO CARNEIRO RENNO, PROF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ATURNINO PEREIR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INTE E CINCO DE JANEIR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LADIMIR HERZOG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M</text:p>
          </table:table-cell>
          <table:table-cell office:value-type="string" table:style-name="ce10">
            <text:p>OSWALDO ARANHA BANDEIRA DE MELLO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DONIRAN BARBOS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MACIO MAZZAROPI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A PAULA APARECIDA DINIZ PRIMO, PROF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PEREIRA LIM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LOTA PEREIRA DE QUEIROZ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ORACI DOS SANTOS RAMOS, PROF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ULCE SALLES FERRAZ, PROFA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DUARDO KNEESE DE MELLO, PROF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LISA KAUFFMANN ABRAMOVICH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LISIARIO RODRIGUES DE SOUSA, PROF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LIZA MARA TORRES, PROF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ULVIA ROSEMBERG, PROFA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ESSY GEBARA, PROFA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IANFEDERICO PORTA, PROF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HELENA LOPES SANTANA DA SILVA, PROFA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ROBERTO DE CASTRO RIBEIRO, PROF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KLAUS REINACH, ENG.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CILIA DE ANDRADE FERREIRA, PROFA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GDALENA TAGLIAFERRO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GARIDA MARIA ALVES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APARECIDA LARA COIADO, PROFA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O BENI, DEP.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DUVALDO VIANA FILH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LGA BENARIO PRESTES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ULO CAMILHIER FLORENCAN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AUL NEMENZ, PROF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DRIGUES DE ABREU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AMUEL WAINER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TOMAS GALHARDO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ALDIR AZEVEDO</text:p>
          </table:table-cell>
          <table:table-cell office:value-type="string" table:style-name="ce10">
            <text:p>G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WILSON REIS SANTOS</text:p>
          </table:table-cell>
          <table:table-cell office:value-type="string" table:style-name="ce10">
            <text:p>G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<text:s/>ICAMI TIB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13 DE MAI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EDUARDO DE CAMPOS ROSMANINHO, DR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ENEDINA DE SOUSA CARVALH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FRANCISCO PEREZ, VER.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GENOVEVA DASCOLI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GREGORIO WESTRUPP, PE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INDIANOPOLIS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INEZ MENEZES MARIA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INOCOOP IPIRANGA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CLIMAX II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GUAIRAC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SE DE MOURA, VER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SE GOMES DE MORAES NETTO, VER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ONUMENT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FONGAR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SANTA TERES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SILVIA COVAS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SUZANA CAMPOS TAUIL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CENTINA VELASCO, AS. SOCIAL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WILSON JOSE ABDALL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MENINOS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PARQUE BRISTOL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CAMPOS SALLES, PRES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MARA CRISTINA TARTAGLIA SENA, PROFA.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MENINOS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ANTONIO FRANCISCO LISBO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BENNO HUBERT STOLLENWERK, PE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LUCIANA AZEVEDO POMPERMAYER, PROF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BS</text:p>
          </table:table-cell>
          <table:table-cell office:value-type="string" table:style-name="ce10">
            <text:p>HELEN KELLER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BRAO HUCK, DR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TINO ARANTES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VARES DE AZEVED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DE ALCANTARA MACHAD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UREA RIBEIRO XAVIER LOPES, PROF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SSIANO RICARDO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XIAS, DUQUE DE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ELSO LEITE RIBEIRO FILHO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LEOMENES CAMPOS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URICO GASPAR DUTRA, MAL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ARIA LIMA, BRIG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RANCISCO DA SILVEIRA BUENO, PROF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RANCISCO MEIRELLES, DES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RCILIA DE CAMPOS COST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IRINEU MARINH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EAN MERMOZ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CARLOS DA SILVA BORGES, PROF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QUIM NABUCO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DO PATROCINI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MARIA LISBOA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EAO MACHADO, PROF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LUIZ GONZAGA DO NASCIMENTO JR. - GONZAGUINH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NOEL DE PAIVA, PE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LENE RONDELLI, PROF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SCARENHAS DE MORAES, MAL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LAVO FONTOUR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SORIO, GEN.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RICLES EUGENIO DA SILVA RAMOS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RUDENTE DE MORAIS, PRES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QUEIROZ FILHO, PROF.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OBERTO PLINIO COLACIOPPO, PROF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UTH LOPES ANDRADE, PROF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YLVIA MARTIN PIRES, PROFA.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FONSO CELS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BERTO DE OLIVEIR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CEU MAYNARD DE ARAUJO, PROF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A ROSA DE ARAUJO, DA.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GELO MARTIN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ITA COSTA, D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FIGUEIREDO AMARAL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RUBBO MULLER, PROF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RMANDO DE ARRUDA PEREIR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BATISTA CEPELOS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BRENNO FERRAZ DO AMARAL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LOS EDUARDO DE CAMARGO ARANHA, DR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VALHO PINTO, GOV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IDADE DO SOL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ELFINO AZEVED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FATIMA REGINA DA CRUZ SABINO CALACA, PROFA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EIJO, REG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ABRIEL PRESTES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HEITOR VILLA LOBOS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IGNACIO HENRIQUE ROMEIRO, PROF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ISABEL, PRINC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ISOLINA LEONEL FERREIRA, PROF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O THEODORO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QUIM ANTONIO DA ROCH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VERISSIM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MARIA ESCRIVA, BEM-AVENTURADO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CY GARCIA SALGADO, PROF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NUEL SOARES NEIVA, CEL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LUIZA MORETTI GENTILE, PROF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O MARQUES E SERRA, PE.</text:p>
          </table:table-cell>
          <table:table-cell office:value-type="string" table:style-name="ce10">
            <text:p>I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SA RICCA XIMENES, PROF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ILTON IMPROTA, PROF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ONTEIRO LOBAT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ONTESE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SWALDO CRUZ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TAVIO JOSE DA SILVA JUNIOR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TRICIA GALVA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ULO ALVES, TTE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DRO I, D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QUINTA DAS PAINEIRAS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ANTO DIAS DA SILV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AO PAULO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EBASTIAO SANCHES MARTINES, PROF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ENA MADUREIR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ILVIO CALDAS, COMPOSITOR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THEREZINHA BATISTA PETTAN, PROF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LA EMA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ZENAIDE GRANDINI, PROFA.</text:p>
          </table:table-cell>
          <table:table-cell office:value-type="string" table:style-name="ce10">
            <text:p>I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RAUCARIAS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ABREUVAS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ELSO DANIEL, PROF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ORYNTHO BALDOINO DA COSTA FILHO, VER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DANIELLE MONTEIRO, GCMF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DOROTHY STANG, MISSIONARI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ELIAS PEREIRA DE MELO, PE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GABRIEL NOGUEIRA DE QUADROS, VER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GOITI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CARAND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NTA MARI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O PEDR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AO BENTO DE CARVALH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APARECIDA SIQUEIRA CAMPOS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ADA XV DE NOVEMBR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GUARANI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SAVOY CITY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CARMOSIN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CHUC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RAMOS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SANTA TERESINH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ADELAIDE TERESA LOPES CIMONARI, PROF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AZUL DA COR DO MAR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DIRCE MIGLIACCI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CONCEICAO APARECIDA DE JESUS, PROFA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MARIA APARECIDA DE SOUZA CAMPOS, PROF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PAULO GOMES CARDIM, PROF. DR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ARICANDUV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FORMOS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JARDIM VILA NOV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JOSE GASPAR, D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8 DE MAIO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GUAS DE MARCO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DUARTE DE ALMEIDA, PROF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TUR NEIVA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URELIO ARROBAS MARTINS, PROF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YRES MARTINS TORRES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BARTOLOMEU LOURENCO DE GUSMA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BENEDITO CALIXTO</text:p>
          </table:table-cell>
          <table:table-cell office:value-type="string" table:style-name="ce10">
            <text:p>IQ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RLOS CHAGAS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LOTILDE ROSA HENRIQUES ELIAS, PROFA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ORREIA DE MELLO, BRIG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ANYLO JOSE FERNANDES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DUARDO PRAD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FRANCISCO ALVES MENDES FILHO - CHICO MENDES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ILMAR TACCOLA , PROF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UIMARAES ROS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AROLDO VELOSO, BRIG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NAOKI SUMITA, DR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QUERINO RIBEIR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JULIO CESAR DE MELO E SOUSA-MALBA TAHAN, PROF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KENNEDY, PRES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LLET, MAL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O COVAS, GOV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OQUETTE PINT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EBASTIAO FRANCISCO, O NEGR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ERGIO MILLIET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ICENTINA RIBEIRO DA LUZ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BERTO MESQUITA DE CAMARGO, PROF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GONCALVES DIAS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PARECIDA MARIA DE MENDONCA, PROFA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BEGONIA REAL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BUENO DE AZEVEDO, DR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LOS JEREISSATI, SEN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ECILIA SANT ANNA DE SOUZA, PROFA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IDADE A E CARVALH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ONJ. HABITACIONAL GOITI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ENISE MERCIER RODRIGUES AGUIAR, PROFA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RNANI SILVA BRUN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LORIANO PEIXOTO, MAL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LORINDA ROBERTO QUEIROZ DE CASTR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RANCISCO ROQUETTI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LAUBER ROCH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LEBA DO PESSEG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MARILI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O ORTALE, PROF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O RUBENS MARCELO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DUARTE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EONARDO VAN ACKER, PROF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IS BIRAGHI, MONSENHOR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IZ PEREIRA, PROF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NOEL DA NOBREGA, PE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HELENA BARBOSA MARTINS, PROFA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LAURA DE SOUZA CAMPOS, PROFA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MONTESSORI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IROEL SILVEIR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AJLA CURI IZAR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EYL GOMEZ MARTIN, PROFA.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ILDO DO AMARAL JUNIOR, PE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LANDYA PERES RIBEIRO, PROFA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RQUE SAVOY CITY</text:p>
          </table:table-cell>
          <table:table-cell office:value-type="string" table:style-name="ce10">
            <text:p>IQ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DRO CHAVES, MIN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IRATININGA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NALD DE CARVALHO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UZANA EVANGELINA FELIPPE, PROFA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YLVIA VARONI DE CASTRO, PROFA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THEREZA THE DE CARVALHO, PROFA.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CENTE MATHEUS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LA VERDE</text:p>
          </table:table-cell>
          <table:table-cell office:value-type="string" table:style-name="ce10">
            <text:p>IQ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DELAIDE LOPES RODRIGUES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NITA CASTALDI ZAMPIROLLO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ANTIDIO NOGUEIRA SAMPAIO, VER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ELIA REGINA KUHL, PROF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IDADE NOVA DO PARQUE NOVO MUNDO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RISTINA, ME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ERMANO MARCHETTI, VER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FERNAO DIAS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FRANCISCO MARCONDES OLIVEIRA, VER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DAS PEDRAS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JAPAO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AQUIM THOME FILHO, VER.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LAUZANE PAULISTA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AUXILIADORA DA SILV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HENRIQUETA CATITE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O DA COSTA BARBOS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CASA DE PEDR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EDU CHAVES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NOVO MUNDO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BASILEI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CONSTANC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GUSTAVO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WILSON DANGELO BRAZ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JACAN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JACANA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JACAN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BS</text:p>
          </table:table-cell>
          <table:table-cell office:value-type="string" table:style-name="ce10">
            <text:p>LUCIE BRAY, ME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DOLPHO OTTO DE LAET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BERTO SANTOS DUMONT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SANT ANA GALVAO, FREI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Y GOMES, CEL.</text:p>
          </table:table-cell>
          <table:table-cell office:value-type="string" table:style-name="ce10">
            <text:p>JT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ELIA REGINA LEKEVICIUS CONSOLIN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DSON RODRIGUES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NEAS CARVALHO DE AGUIAR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SMERALDA SALLES PEREIRA RAMOS, PROFA.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RANKLYN AUGUSTO DE MOURA CAMPOS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ASTAO MOUTINHO, CTE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LENA LOMBARDI BRAGA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LIO FRANCO CHAVES, CEL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IPOLITO JOSE DA COST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RDIM FONTALIS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DOMINGUES SAMPAIO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RAMOS - PERNAMBUCO - ABOLICIONIST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ULIO MARCONDES SALGADO, GEN.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OURENCO FILHO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COS MELEG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A HELENA FARIA LIMA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TIN FRANCISCO RIBEIRO DE ANDRAD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XIMO DE MOURA SANTOS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NILCE CRUZ FIGUEIREDO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NOE AZEVEDO, PROF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CTAVIO PEREIRA LOPES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LIVA IRENE BAYERLEIN SILV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AULO CARNEIRO THOMAZ ALVES, GAL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DRO I, D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AUL DE LEONI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ODRIGUES ALVES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OMAO GOMES, CEL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ONDON, MAL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UY BARBOS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HIRLEY GUIO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AMANDARE, ALM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M</text:p>
          </table:table-cell>
          <table:table-cell office:value-type="string" table:style-name="ce10">
            <text:p>ANTONIO SAMPAIO, VER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M</text:p>
          </table:table-cell>
          <table:table-cell office:value-type="string" table:style-name="ce10">
            <text:p>DERVILLE ALLEGRETTI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9 DE JULHO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A NERI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CHIETA, PE.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RTHUR ETZEL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LOS GOMES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ELSO DE SOUSA OLIVEIRA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IDADE FERNAO DIAS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LEIDE MOREIRA DOS SANTOS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INA KUTNER DE SOUZA - DINA SFAT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DALZIR SAMPAIO LIPORONI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DU CHAVES, AVIADOR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DUARDO CARLOS PEREIR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NIO CORREA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UDOXIA DE BARROS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ERNANDO CAMARGO SOARES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LAVIO IMPERIO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INA DE MARTINO, DR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ITALO BETTARELLO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NIO QUADROS, PRES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NISE MAXIMO DA FONSECA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AUGUSTO CESAR, DR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BONIFACIO DE ANDRADA E SILV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JOAQUIM DA SILVA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AURA FUNFAS LE SUEUR, PROFA.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OURENCO FILHO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IS GAMA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GARETH DE FATIMA MARQUES DE AZEVEDO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ISABEL PACHECO DE ALMEIDA RIBEIRO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YOLANDA DE SOUZA PINTO HAHNE, DA.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NA NOGUEIRA DE SOUZA MARTINS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TTILIA DE JESUS PIRES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DRO ALVARES CABRAL MORAES, PROF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AVA POPOVIC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TAUFIK DAUD KURBAN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ERA ARNONI SCALQUETTI, PROFA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WALFRIDO DE CARVALHO, CEL.</text:p>
          </table:table-cell>
          <table:table-cell office:value-type="string" table:style-name="ce10">
            <text:p>JT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YUKIO OZAKI, PROF.</text:p>
          </table:table-cell>
          <table:table-cell office:value-type="string" table:style-name="ce10">
            <text:p>JT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RTURO DE ANGELIS, MAESTRO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HACARA DONA OLIVI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IDADE PEDRO JOSE NUNE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ONJ. HABITACIONAL TEXIM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URUCA VELH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DORALICE PEREIRA DE SOUZA LEONARDO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DURVAL MIOLA, PROF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HELENA PEREIRA DE MORAE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HIGINO PELLEGRINI, VER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IRMA ILDEFRANC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CAMARGO NOVO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CAMARGO VELHO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CAMPOS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EVA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MAI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MILIUNA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NAZARE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RUTH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O CARLO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O MARTINHO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O VICENTE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ILVA TELLE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VILA PEDROSO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AO CARLOS FAIRBANKS, VER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LIBERO ANCONA LOPES, VER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APARECIDA DOS SANTO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NAZARE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NINHO ALEGRE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ODILIA ALVES ALMEIDA SANTO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SANTA RIT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ULO CESAR FONTELLES DE LIMA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ROSA SABAG ADDA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AIMORE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CURUCA II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PROGRESSO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SANTA INE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ANA LUCIA DE HOLANDA GAMBOA, PROFA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PARQUE SAO CARLOS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PARQUE VEREDAS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TRES PONTE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MARIA CLARA MACHADO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PARQUE SAO CARLOS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TRES PONTES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VILA CURUCA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ANTON MAKARENKO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CARLOS OLIVALDO DE SOUZA LOPES MUNIZ, DR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CEU EMEI - APPARECIDO DOMINGUES, PROF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TRES PONTE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A E ARTUR BEGBIE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CARLOS DE ANDRADA E SILV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MANDO CRIDEY RIGHETTI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PISTRANO DE ABREU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RLOS PASQUALE, PROF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HICO FALCONI, PE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AMA ENTRE RIOS VERDES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PITACIO PESSOA, PRES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UZEBIO ROCHA FILHO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ZEQUIEL RAMOS JUNIOR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ERNANDO DE AZEVEDO, PROF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LAVIO AUGUSTO ROSA, PROF.</text:p>
          </table:table-cell>
          <table:table-cell office:value-type="string" table:style-name="ce10">
            <text:p>MP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LLIO TAVARES, DR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NRIQUE FELIPE DA COSTA - HENRICAO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IZABEL APARECIDA CRISTOVAO DA LUZ, PROFA</text:p>
          </table:table-cell>
          <table:table-cell office:value-type="string" table:style-name="ce10">
            <text:p>MP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RDIM BARTIRA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RDIM SILVA TELES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AUGUSTO BREVES, DR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AMERICO DE ALMEIDA</text:p>
          </table:table-cell>
          <table:table-cell office:value-type="string" table:style-name="ce10">
            <text:p>MP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BENTO DE ASSIS, PROF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DE ANCHIETA, PE.</text:p>
          </table:table-cell>
          <table:table-cell office:value-type="string" table:style-name="ce10">
            <text:p>MP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ERMIRIO DE MORAIS, SEN.</text:p>
          </table:table-cell>
          <table:table-cell office:value-type="string" table:style-name="ce10">
            <text:p>MP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HONORIO RODRIGUE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MARIO PIRES AZANHA, PROF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PEDRO LEITE CORDEIRO, DR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FA NICACIO ARAUJO, PROFA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URANDI GOMES DE ARAUJO, PROF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INO DE MATTOS, SEN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UIS SAIA, ARQ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MARIA IMILDA DO SANTISSIMO SACRAMENTO, ME.</text:p>
          </table:table-cell>
          <table:table-cell office:value-type="string" table:style-name="ce10">
            <text:p>MP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SA MORETTI CAMARA, PROFA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ILTON PEREIRA COSTA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URURES</text:p>
          </table:table-cell>
          <table:table-cell office:value-type="string" table:style-name="ce10">
            <text:p>MP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NEUZA AVELINO DA SILVA MELO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NEWTON REIS, GEN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NILDO DO AMARAL JUNIOR, PE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AULO ROLIM LOUREIRO, D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DRO ALEIXO, DR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DRO DE FRONTIN, ALM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DRO FUKUYEI YAMAGUCHI FERREIR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DRO TEIXEIRA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AIMUNDO CORREIA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AUL PILLA</text:p>
          </table:table-cell>
          <table:table-cell office:value-type="string" table:style-name="ce10">
            <text:p>MP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UD MENNUCCI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ICENTE AMATO SOBRINHO, COM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IRGILIO DE MELLO FRANCO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WANDA OVIDIO GONCALVES, PROFA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M</text:p>
          </table:table-cell>
          <table:table-cell office:value-type="string" table:style-name="ce10">
            <text:p>DARCY RIBEIRO</text:p>
          </table:table-cell>
          <table:table-cell office:value-type="string" table:style-name="ce10">
            <text:p>MP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FRANIO PEIXOTO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BERTO MENDES JUNIOR, CAP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DO GIANNINI, ENG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IOMAR BALEEIRO, MIN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LAPENN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ROBERTO ALVES BRAGA, DR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APARECIDA DE LOURDES CARRILHO JARDIM, PROF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ELIA RIBEIRO LANDIM, PROF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LEMENCIA FERREIRA DA SILV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ALMO AMARAL MACHADO, PROF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ILSON FUNARO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ORACIL DINA BENICIO, PROFA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DI GREENFIELD, PROFA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PITACIO PESSO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AUSTO RIBEIRO DA SILVA FILHO, DR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LOBO DO SOL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RACILIANO RAMOS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HELENA DE PAULA MARIN, PROFA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.G. DE ARAUJO JORGE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PEDRO JOSE NUNE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DE ALENCAR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LAURA DA CONCEICAO PEREIRA QUINTAES, PROFA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EILA DINIZ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OURO ROS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IZA HELENA DE BARROS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DA CONCEICAO VIEIRA PEREIRA, PROFA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DA LUZ SILVA DE OLIVEIRA, PROFA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QUITERI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SA LOPES PINHEIRO, PROFA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VIDIO DECROLY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RQUE SANTA RITA I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DRO II, D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SA MARIA DAGO DE RESENDE, PROFA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SEBASTIANA DE ARRUDA CRUZ OLIVEIRA, PROFA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EVERINO DO RAMO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TANCREDO NEVES, PRES.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UNIAO DE VILA NOVA I</text:p>
          </table:table-cell>
          <table:table-cell office:value-type="string" table:style-name="ce10">
            <text:p>MP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ALENTINA ANTONINI DA SILVA, PROFA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YOLANDA BASSI, PROFA.</text:p>
          </table:table-cell>
          <table:table-cell office:value-type="string" table:style-name="ce10">
            <text:p>MP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BGAIL DA ROCHA MORENO, PROF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LASTAIR QUINTAS GONCALVE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MERICO DE SOUZ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NNA FLORENCIO ROMA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NTONIA MARIA TORRES DA SILV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NTONIA MUOTRI LAMBERG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DELSON DOMINGUE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EDNA ROSELY ALVES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COTINH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HERCILI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MATARAZZ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POPULAR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TRES MARIA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VERONI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SE BUSTAMANTE, VER.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NOEL DA NOBREGA,PDE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DA GLORIA FREIRE LEMO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O CALDANA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TIAS BONAR GONZALEZ, PE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NAZIR MIGUEL, VER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BOTURUSSU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DAS PAINEIRA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ENHA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SAMIR RACHID SALIBA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SANTA BARBAR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SAO LUIZ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CONSTANCI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LIBANES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SALETE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SAO FRANCISC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ZILDA ARNS NEUMANN, DR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QUINTA DO SOL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WALTER DE ANDRADE, PROF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ANTONIO CARLOS DA ROCHA, PROF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ROSANGELA RODRIGUES VIEIRA, PROFA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BRAZ JAIME ROMAN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PAULO FREIRE, PROF.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BS</text:p>
          </table:table-cell>
          <table:table-cell office:value-type="string" table:style-name="ce10">
            <text:p>NEUSA BASSETTO, PROFA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19 DE NOVEMBR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BRAO DE MORAES, PROF.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EX MARTINS COSTA, PROF, MAESTRO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MADEU AMARAL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ALIA FRANCO BASTO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VIEIRA, PE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THUR ALVIM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THUR AZEVED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SSAD ABDAL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IRU, VISC. DE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ECILIA MEIRELE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DGARD CAVALHEIR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MILIANO DI CAVALCANTI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ABIO DA SILVA PRADO, DR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IRMINO TIBURCIO DA COSTA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RANCISCO DE MONT' ALVERNE, FREI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UILHERME DE ALMEIDA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NRIQUE PEGADO, PROF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NRIQUE, INFANTE D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UMBERTO DE CAMPO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CKSON DE FIGUEIREDO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NUARIO MANTELLI NETO, DEP.</text:p>
          </table:table-cell>
          <table:table-cell office:value-type="string" table:style-name="ce10">
            <text:p>PE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ENNY GOMES, DA.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FRANZOLIN NETO, PROF.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PINHEIRO, PRES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BONIFACI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CARLOS DE FIGUEIREDO FERRAZ, PREF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UAREZ TAVORA, MAL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EONOR MENDES DE BARRO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UIS WASHINGTON VIT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UA, BR. DE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CTAVIO MANGABEIRA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THELO FRANCO, GEN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ERAFIN MARTINEZ GUTIERREZ, PE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ILVIO FLEMING, MJ.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WANNY SALGADO ROCHA, PROFA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ALFREDO DA ROCHA VIANA FILHO - PIXINGUINH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UISIO DE AZEVED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A MARCHIONE SALLES, PROFA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UGUSTO FROEBEL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SPER LIBER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EZAR ROGERIO OLIVEIRA PERAMEZZA, PROF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ORNELIO PIRE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INAH FERNANDES COSTA , PROFA.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INAH GALVAO, PROFA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O LAR SIRIO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UTRA, PRES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LDY POLI BIFONE, PROFA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VARISTO DA VEIG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ERNANDO SABIN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OMES CARDIM, INTENDENTE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OULART, ENG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UILHERME RUDGE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IBIAPABA MARTINS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IRENE FAVRET LOPES, PROFA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ISA SILVEIRA LEAL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KERALUX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O MENDONCA FALCA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ALOYSIO RODRIGUES CORREA, PROF.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RUBENS PERES FERNANDES, PROF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EONARDO ARROY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CIANO ROBERTO, PROF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UIZ GOMES CARDIM SANGIRARDI, ENG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CIANO VASQUES PEREIRA, PROF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CILIO DIAS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LACERDA DE MOUR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VITORIA DA CUNHA, PROFA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O ALVES DE CARVALHO, DR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O GRACIOTTI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Y BUARQUE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X WOLF FILHO, SGT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IGUEL COSTA, GEN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ENE DO AMANH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EUSA CONCEICAO STINCHI, PROFA.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DRO BRASIL BANDECCHI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QUINTINO BOCAIUVA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AFAEL TOBIAS DE AGUIAR, BRIG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BERTO VICTOR CORDEIRO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DRIGO SOARES JUNIOR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UTH GONCALVES CHAVES DE SIQUEIRA, PROFA.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ILVIO ROMERO</text:p>
          </table:table-cell>
          <table:table-cell office:value-type="string" table:style-name="ce10">
            <text:p>PE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TAMANDARE, ALM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TOMAS ANTONIO GONZAGA</text:p>
          </table:table-cell>
          <table:table-cell office:value-type="string" table:style-name="ce10">
            <text:p>PE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BENEDITO BUEN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ITY JARAGUA IV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ELISIO TEIXEIRA LEITE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HOMERO DOMINGUES DA SILVA, VER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COB SALVADOR ZVEIBIL, VER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MIR DAGIR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DAS ORQUIDEAS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IPANEMA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PANAMERICAN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RINCA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RODRIGO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TAIPAS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LAERCIO CORTE, VER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JOSE VASCONCELOS MANKEL, PROFA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ENINO JESUS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RAQUEL ZUMBANO ALTMAN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RECANTO DOS HUMILDES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RENATO ANTONIO CHECCHIA, VER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SHANGRI-L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SOLEDAD BARRET VIEDM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PERUS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SAO JOA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JAGUARE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PARQUE ANHANGUER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PERA MARMEL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PERUS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VILA ATLANTIC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JAGUARE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PARQUE ANHANGUERA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PERA MARMELO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PERUS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VILA ATLANTICA</text:p>
          </table:table-cell>
          <table:table-cell office:value-type="string" table:style-name="ce10">
            <text:p>PJ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JAGUARE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JORGE AMADO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PARQUE ANHANGUER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PERA MARMEL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VILA ATLANTIC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BS</text:p>
          </table:table-cell>
          <table:table-cell office:value-type="string" table:style-name="ce10">
            <text:p>VERA LUCIA APARECIDA RIBEIRO, PROFA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DO RIBEIRO LUZ, PROF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ICE MEIRELLES REIS, PROF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MADEU MENDES, PROF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IBAL FREIRE, MIN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RODRIGUES DE CAMPOS, PROF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BADR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NDIDO PORTINARI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HACARA TURISTIC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ITY JARAGUA IV</text:p>
          </table:table-cell>
          <table:table-cell office:value-type="string" table:style-name="ce10">
            <text:p>PJ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ILERMANDO DIAS DOS SANTOS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DGARD CARONE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ELIANE BENUTE LESSA AYRES GONCALVES, PROFESSORA- NANY BENUTE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NZO ANTONIO SILVESTRIN, PROF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RNANI SILVA BRUNO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RNESTO DE MORAES LEME, PROF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SPIRIDIAO ROSAS, MAL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STACAO JARAGUA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UCLIDES CUSTODIO DA SILVEIRA, DES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ERNANDO GRACIOSO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ABRIEL PRESTES, PROF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GABRIEL SYLVESTRE TEIXEIRA DE CARVALHO, PROF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NRIQUE GEISEL, GEN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HENRIQUE RAYMUNDO DYOTT FONTENELLE, BRIG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IRO DE ALMEIDA, PROF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IRO RAMOS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RDIM DA CONQUISTA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RDIM MONTE BEL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FERRAZ DE CAMPOS, PROF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KAUFFMANN , DR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MARIA PINTO DUARTE, TTE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UE DE CASTRO, PROF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ULIO DE OLIVEIRA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EONEL FRANCA, PE.</text:p>
          </table:table-cell>
          <table:table-cell office:value-type="string" table:style-name="ce10">
            <text:p>PJ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EOPOLDINA, IMP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IBERATO BITTENCOURT, GEN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UIZ DAVID SOBRINHO, PROF.</text:p>
          </table:table-cell>
          <table:table-cell office:value-type="string" table:style-name="ce10">
            <text:p>PJ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LI DIAS, PROFA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O KOSEL FILH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O LAG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ILENA BENEDICTO, PROFA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OISES ELIAS DE SOUZA, TTE.</text:p>
          </table:table-cell>
          <table:table-cell office:value-type="string" table:style-name="ce10">
            <text:p>PJ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ONTEIRO LOBATO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AULO PRAD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HILO GONCALVES DOS SANTOS, PROFA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AUL POMPEI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ECANTO DOS HUMILDES</text:p>
          </table:table-cell>
          <table:table-cell office:value-type="string" table:style-name="ce10">
            <text:p>PJ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EMO RINALDI NADDEO, PROF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ENATO ANTONIO CHECCHIA, PROF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OGE FERREIRA, DEP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UI BLOEM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ILVIO PORTUGAL, DES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ICENTE DE PAULO DALE COUTINHO, GEN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ICTOR CIVIT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M</text:p>
          </table:table-cell>
          <table:table-cell office:value-type="string" table:style-name="ce10">
            <text:p>ANTONIO ALVES VERISSIMO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M</text:p>
          </table:table-cell>
          <table:table-cell office:value-type="string" table:style-name="ce10">
            <text:p>GUIOMAR CABRAL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FONSO SARDINH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ICE FEITOSA, DA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A MARIA POPPOVIC, PROFA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ETA DE BARROS, PROF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MUNHOZ BONILH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TONIO RAPOSO TAVARES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MEN DA SILVA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HARBONNEAU, PE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LEMENTE SEGUNDO PINHO, PROF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ONJ. RESIDENCIAL ELISIO TEIXEIRA LEITE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STRADA DO CORREDOR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STRADA TURISTICA DO JARAGU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UNICE DOS SANTOS, PROFA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URIPEDES SIMOES DE PAUL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ERNANDO DE AZEVED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GUARE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DA CONQUIST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FELICIDADE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MONTE BELO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EAN PIAGET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O PAULO II, PAP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ULIO ALVES PEREIR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EOPOLDINA, DA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MARIA DAILCE MONTEIRO DA SILVA GOMES, PROFA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DO CARMO GODOY RAMOS, PROFA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JOSE DUPRE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THEREZA FUMAGALLI, PROF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ORRO DOCE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EYDE GUZZI DE CHIACCHIO, PROFA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OEMIA IPPOLIT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LGA CALIL MENAH, PROFA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OLGA MARIA GERMANO MARTINS DOMINGOS, PROFA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LIVEIRA LIMA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RADA DE TAIPAS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RQUE DAS NACOES I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ULO VI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DRO DE TOLEDO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ROLA ELLIS BYINGTON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ECANTO DOS HUMILDES I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ICARDO GONCALVES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ODOLFO TREVISAN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ANTOS DUMONT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ARITA CAMARGO, PROFA.</text:p>
          </table:table-cell>
          <table:table-cell office:value-type="string" table:style-name="ce10">
            <text:p>PJ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THAIS MOTTA DE OLIVEIRA E SILVA RODRIGUES, PROFA.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ZELIA GATTAI</text:p>
          </table:table-cell>
          <table:table-cell office:value-type="string" table:style-name="ce10">
            <text:p>PJ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MEI JARDIM MARIA LUIZ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LA SANTA CATARINA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NGELA MARIA FERNANDES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BALNEARIO MAR PAULISTA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DOMINGOS RUFINO DE SOUZ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HELENA IRACY JUNQUEIR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LUSO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SE SALVADOR JULIANELLI, DEP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CEI DIRET</text:p>
          </table:table-cell>
          <table:table-cell office:value-type="string" table:style-name="ce10">
            <text:p>MARIA DO CARMO PAZOS FERNANDEZ - MADU, PROFA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CEI DIRET</text:p>
          </table:table-cell>
          <table:table-cell office:value-type="string" table:style-name="ce10">
            <text:p>MARIA MARGARIDA RODRIGUES DE OLIVEIRA, PROF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O PEQUENO SEAREIRO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ONADYR MARCONDES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LMIRA DOS SANTOS ABRANTE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RAUL TABAJARA VIDIGAL LEITAO, VER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RUBENS GRANJA, VER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ERNESTIN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IMPERIO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VILA MISSIONARI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ALVARENG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CAMINHO DO MAR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CAMINHO DO MAR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PAULO GONCALO DOS SANTOS, PROF.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ALVARENG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CAMINHO DO MAR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BS</text:p>
          </table:table-cell>
          <table:table-cell office:value-type="string" table:style-name="ce10">
            <text:p>ANNE SULLIVAN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DO DA TOFORI, PE</text:p>
          </table:table-cell>
          <table:table-cell office:value-type="string" table:style-name="ce10">
            <text:p>SA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MELIA RODRIGUES DE OLIVEIRA, PROFA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A MARIA ALVES BENETTI, PROF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ENOR NASCENTES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CARLOS DE ABREU SODRE, DR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NTONIO DE SAMPAIO DORIA, PROF.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MANDO ARRUDA PEREIR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Y PARREIRAS, ALM.</text:p>
          </table:table-cell>
          <table:table-cell office:value-type="string" table:style-name="ce10">
            <text:p>SA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BERNARDO O HIGGINS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CILDA BECKER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LOGERAS, MIN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RLOS AUGUSTO DE QUEIROZ ROCHA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RLOS DE ANDRADE RIZZINI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HIQUINHA RODRIGUES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LZA MAIA COSTA FREIRE, PROFA.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ABIB CARLOS KYRILLOS, DR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ISABEL VIEIRA FERREIRA, PROFA.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DE SOUZA FERRAZ, PROF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GUALBERTO DO AMARAL CARVALHO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O SUSSUMU HIRATA, DEP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JOAQUIM CANDIDO DE AZEVEDO MARQUES, DES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AERTE RAMOS DE CARVALHO, PROF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LILIANE VERZINI SILVA, PROF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NOEL CARLOS DE FIGUEIREDO FERRAZ, DES.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A LUCIA DOS SANTOS, PROFA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NA VIEIRA DE CARVALHO MESQUIT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O SCHONBERG, PROF.</text:p>
          </table:table-cell>
          <table:table-cell office:value-type="string" table:style-name="ce10">
            <text:p>SA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NELSON PIMENTEL QUEIROZ, PROF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EREIRA CARNEIRO, CDE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RESTES MAIA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SYLVIO HECK, ALM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IRADENTES, ALF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M</text:p>
          </table:table-cell>
          <table:table-cell office:value-type="string" table:style-name="ce10">
            <text:p>LINNEU PRESTES, PROF.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EXANDRE CORREIA, PROF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NHANGUER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RTHUR BAPTISTA DA LUZ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YRTON SENNA DA SILV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BORBA GATO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SIMIRO DE ABREU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ELSO FERREIRA DA SILVA, PROF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IDADE ADEMAR II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IDADE ADEMAR III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ORA CORALIN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RUZ E SOUS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ORINA NOWIL, PROFESSOR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RANCISCO MANUEL DA SILVA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GELOIRA DE CAMPOS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AMERICANOPOLIS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AO DE DEUS BUENO DOS REIS, DR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AUDO FERREIRA DE CAMARGO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EONOR MENDES DE BARROS, DA.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LOURDES HEREDIA MELLO, PROFA.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CHADO DE ASSIS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EUSA MARIA ROSSI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AUL JOVIANO DO AMARAL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SYLVIO DE MAGALHAES FIGUEIREDO, ALM.</text:p>
          </table:table-cell>
          <table:table-cell office:value-type="string" table:style-name="ce10">
            <text:p>SA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ANDA COELHO DE MORAES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RGILIO TAVORA</text:p>
          </table:table-cell>
          <table:table-cell office:value-type="string" table:style-name="ce10">
            <text:p>SA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NITA GARIBALDI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NTONIO MERLOTH, PE.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ASSMA CURIATI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CELIA PERES SUNHIG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DOMINGUINHO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ELIZABETH SOUZA LOBO GARCI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INEZITA BARROS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ADUTOR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COLONIAL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COLORAD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HELEN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NOVE DE JULH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RODOLFO PIRANI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ROSELY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SANTO ANDRE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TIETE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VERA CRUZ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ARDIM VILA CARRA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AO FRANCISCO DE HARO, VER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JOAO UBALDO RIBEIR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LUIZ GONZAGA DO NASCIMENTO JR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COS MELEGA, VER.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APARECIDA NASCIMENTO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MARIA CURSI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SANTA MADALEN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PARQUE SAO RAFAEL II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ROBERTO GOMES PEDROSA, VER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I DIRET</text:p>
          </table:table-cell>
          <table:table-cell office:value-type="string" table:style-name="ce10">
            <text:p>TEOTONIO VILEL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ALTO ALEGRE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ROSA DA CHIN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RUBEM ALVE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SAO MATEU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CEI</text:p>
          </table:table-cell>
          <table:table-cell office:value-type="string" table:style-name="ce10">
            <text:p>SAO RAFAEL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ALTO ALEGRE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CANDIDA DORA PINO PRETINI, PROFA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DOMINGOS RUBINO, PROF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MARIA LISBOA DA SILVA, PROFA.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F</text:p>
          </table:table-cell>
          <table:table-cell office:value-type="string" table:style-name="ce10">
            <text:p>TATIANA BELINKY</text:p>
          </table:table-cell>
          <table:table-cell office:value-type="string" table:style-name="ce10">
            <text:p>SM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ALTO ALEGRE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ERIKA DE SOUZA BRITO MATOS, PROFA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ROQUE SPENCER MACIEL DE BARROS, PROF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ROSA DA CHIN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U EMEI</text:p>
          </table:table-cell>
          <table:table-cell office:value-type="string" table:style-name="ce10">
            <text:p>SAO MATEU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CHILLES DE OLIVEIRA RIBEIRO, DES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CLAMAD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LCEU AMOROSO LIMA</text:p>
          </table:table-cell>
          <table:table-cell office:value-type="string" table:style-name="ce10">
            <text:p>SM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MELIA, IMP. DA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LINDO CAETANO FILHO, PROF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ARMANDO DE SALLES OLIVEIRA</text:p>
          </table:table-cell>
          <table:table-cell office:value-type="string" table:style-name="ce10">
            <text:p>SM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BARTOLOMEU CAMPOS DE QUEIRO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BENEDITO DE JESUS BATISTA LAURINDO - PE BATIST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BENEDITO MONTENEGRO, PROF.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BRASILIO MACHADO NET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ARLOS CORREA MASCARO, PROF.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IDADE DE OSAKA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LAUDIO MANOEL DA COSTA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COELHO NETO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DIRCE GENESIO DOS SANTOS, PROFA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EMILIO RIBA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AZENDA DA JUT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ELICIO PAGLIUSO, PROF.</text:p>
          </table:table-cell>
          <table:table-cell office:value-type="string" table:style-name="ce10">
            <text:p>SM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LORES DA CUNHA, DEP.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FORTE DOS REIS MAGO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IUSEPPE TAVOLARO, PROF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GREGORIO WESTRUPP, PE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NRIQUE MELEGA, PROF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NRIQUE SOUZA FILHO - HENFIL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HERALDO BARBUY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IVETE VARGAS, DEP.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ARDIM DAS LARANJEIRA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AQUIM OSORIO DUQUE ESTRAD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CARLOS NICOLETO - ZITO, PROFESSOR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LINS DO REGO</text:p>
          </table:table-cell>
          <table:table-cell office:value-type="string" table:style-name="ce10">
            <text:p>SM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OSE MARIA WHITAKER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JULIO DE GRAMMONT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IA APARECIDA VILASBOAS, PROFA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MARTIN LUTHER KING JR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OLIVAL COST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ARQUE BOA ESPERANCA II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AULO DUARTE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PLINIO DE QUEIROZ</text:p>
          </table:table-cell>
          <table:table-cell office:value-type="string" table:style-name="ce10">
            <text:p>SM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IVADAVIA MARQUES JUNIOR, PROF.</text:p>
          </table:table-cell>
          <table:table-cell office:value-type="string" table:style-name="ce10">
            <text:p>SM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ODRIGO MELLO FRANCO DE ANDRADE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RODRIGUES DE CARVALHO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AUNAY, VISC. DE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THEREZA MACIEL DE PAULA PROFA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ILANOVA ARTIGAS, ARQ.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VINICIUS DE MORAES</text:p>
          </table:table-cell>
          <table:table-cell office:value-type="string" table:style-name="ce10">
            <text:p>SM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F</text:p>
          </table:table-cell>
          <table:table-cell office:value-type="string" table:style-name="ce10">
            <text:p>VIRGINIA LORISA ZEITOURIAN CAMARGO, PROFA</text:p>
          </table:table-cell>
          <table:table-cell office:value-type="string" table:style-name="ce10">
            <text:p>SM</text:p>
          </table:table-cell>
          <table:table-cell office:value-type="float" office:value="2" table:style-name="ce1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</text:p>
          </table:table-cell>
          <table:table-cell office:value-type="string" table:style-name="ce10">
            <text:p>WLADIMIR DE TOLEDO PIZA,PREF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FM</text:p>
          </table:table-cell>
          <table:table-cell office:value-type="string" table:style-name="ce10">
            <text:p>RUBENS PAIVA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DALBERTO PANZAN, DR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DEVALDO DE MORAE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LFREDO VOLPI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ANTONIA DE OLIVEIRA MOTA DE ARAUJO, PROFA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ANTONIO CARLOS BRASILEIRO DE ALMEIDA JOBIM - TOM JOBIM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EMEI</text:p>
          </table:table-cell>
          <table:table-cell office:value-type="string" table:style-name="ce10">
            <text:p>APARECIDA CANDIDA DOS SANTOS DE JESUS - DONA CIDIC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ATAULFO ALVES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BENJAMIN CONSTANT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LOS HUMBERTO VOLPON, PROF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ARMEM MIRAND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ECILIA MEIRELLE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ELIA CAMARGO PENTEADO ELIAS, PROFA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HARLES CHAPLIN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HIQUINHA GONZAG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LOVIS BEVILACQU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CONJ. HABITACIONAL SAO FRANCISC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DANTON CASTILHO CABRAL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DER SADER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ELIS REGINA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ELIPE DOLIVEIR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FRANCISCO ADAUTO RODRIGUE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HENRIQUE RICCHETTI, PROF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IGUATEMI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DA CONQUISTA II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IMPERADOR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ARDIM PREMIAN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ESUINA NUNES BARBOS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CLEMENTE PEREIRA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MAURO DE VASCONCELOS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JOSE VICENTE DA CUNHA, PROF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NOEL DE ALVARENGA FREIRE JUNIOR PROF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NOEL FIEL FILH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CECILIA DEZAN ROCHA, PROFA.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A DE LOURDES COUTINHO TORRES, DA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MARIO DE ANDRADE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NINI DUARTE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ORIGENES LESS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AULA CRISTINA RODRIGUES, PROFA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PESTALOZZI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ACHEL MESQUITA DE SALLES OLIVEIRA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RUMI OIKAWA, PROFA</text:p>
          </table:table-cell>
          <table:table-cell office:value-type="string" table:style-name="ce10">
            <text:p>SM</text:p>
          </table:table-cell>
          <table:table-cell office:value-type="float" office:value="1" table:style-name="ce1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CENTE DE CARVALHO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MEI</text:p>
          </table:table-cell>
          <table:table-cell office:value-type="string" table:style-name="ce10">
            <text:p>VITAL BRAZIL, DR.</text:p>
          </table:table-cell>
          <table:table-cell office:value-type="string" table:style-name="ce10">
            <text:p>SM</text:p>
          </table:table-cell>
          <table:table-cell office:value-type="float" office:value="0" table:style-name="ce11">
            <text:p>0</text:p>
          </table:table-cell>
          <table:table-cell table:number-columns-repeated="16380"/>
        </table:table-row>
        <table:table-row table:number-rows-repeated="10470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Plan1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6533493</meta:initial-creator>
    <dc:creator>Administrador</dc:creator>
    <meta:creation-date>2017-09-05T11:30:02Z</meta:creation-date>
    <dc:date>2017-10-02T20:40:03Z</dc:date>
    <meta:print-date>2017-09-05T11:34:37Z</meta:print-date>
  </office:meta>
</office:document-meta>
</file>